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002cm" fo:margin-bottom="0cm" style:contextual-spacing="false" fo:line-height="100%"/>
    </style:style>
    <style:style style:name="P2" style:family="paragraph" style:parent-style-name="Heading_20_1">
      <style:paragraph-properties fo:margin-top="0.415cm" fo:margin-bottom="0cm" style:contextual-spacing="false" fo:line-height="100%"/>
    </style:style>
    <style:style style:name="P3" style:family="paragraph" style:parent-style-name="Heading_20_1">
      <style:paragraph-properties fo:line-height="100%"/>
    </style:style>
    <style:style style:name="P4" style:family="paragraph" style:parent-style-name="Heading_20_1" style:list-style-name="WWNum2">
      <style:paragraph-properties fo:margin-left="0.473cm" fo:margin-right="0cm" fo:line-height="100%" fo:text-indent="-0.28cm" style:auto-text-indent="false">
        <style:tab-stops>
          <style:tab-stop style:position="0.473cm"/>
        </style:tab-stops>
      </style:paragraph-properties>
    </style:style>
    <style:style style:name="P5" style:family="paragraph" style:parent-style-name="Heading_20_1">
      <style:paragraph-properties fo:margin-left="0.286cm" fo:margin-right="0cm" fo:line-height="100%" fo:text-indent="0cm" style:auto-text-indent="false"/>
    </style:style>
    <style:style style:name="P6" style:family="paragraph" style:parent-style-name="Heading_20_1">
      <style:paragraph-properties fo:margin-top="0.393cm" fo:margin-bottom="0cm" style:contextual-spacing="false"/>
    </style:style>
    <style:style style:name="P7" style:family="paragraph" style:parent-style-name="Heading_20_1" style:list-style-name="WWNum2">
      <style:paragraph-properties fo:margin-left="0.473cm" fo:margin-right="0cm" fo:margin-top="0.404cm" fo:margin-bottom="0cm" style:contextual-spacing="false" fo:text-indent="-0.28cm" style:auto-text-indent="false">
        <style:tab-stops>
          <style:tab-stop style:position="0.473cm"/>
        </style:tab-stops>
      </style:paragraph-properties>
    </style:style>
    <style:style style:name="P8" style:family="paragraph" style:parent-style-name="Heading_20_1" style:list-style-name="WWNum2">
      <style:paragraph-properties fo:margin-left="0.473cm" fo:margin-right="0cm" fo:text-indent="-0.28cm" style:auto-text-indent="false">
        <style:tab-stops>
          <style:tab-stop style:position="0.473cm"/>
        </style:tab-stops>
      </style:paragraph-properties>
    </style:style>
    <style:style style:name="P9" style:family="paragraph" style:parent-style-name="Heading_20_1">
      <style:paragraph-properties fo:margin-top="0.002cm" fo:margin-bottom="0cm" style:contextual-spacing="false"/>
    </style:style>
    <style:style style:name="P10" style:family="paragraph" style:parent-style-name="List_20_Paragraph" style:list-style-name="WWNum5">
      <style:paragraph-properties>
        <style:tab-stops>
          <style:tab-stop style:position="0.473cm"/>
        </style:tab-stops>
      </style:paragraph-properties>
    </style:style>
    <style:style style:name="P11" style:family="paragraph" style:parent-style-name="List_20_Paragraph" style:list-style-name="WWNum5">
      <style:paragraph-properties fo:margin-top="0.004cm" fo:margin-bottom="0cm" style:contextual-spacing="false">
        <style:tab-stops>
          <style:tab-stop style:position="0.473cm"/>
        </style:tab-stops>
      </style:paragraph-properties>
    </style:style>
    <style:style style:name="P12" style:family="paragraph" style:parent-style-name="List_20_Paragraph">
      <style:paragraph-properties fo:margin-left="0.564cm" fo:margin-right="15.161cm" fo:text-indent="0cm" style:auto-text-indent="false">
        <style:tab-stops>
          <style:tab-stop style:position="0.473cm"/>
        </style:tab-stops>
      </style:paragraph-properties>
    </style:style>
    <style:style style:name="P13" style:family="paragraph" style:parent-style-name="List_20_Paragraph" style:list-style-name="WWNum2">
      <style:paragraph-properties fo:margin-left="0.192cm" fo:margin-right="1.49cm" fo:text-indent="0cm" style:auto-text-indent="false">
        <style:tab-stops>
          <style:tab-stop style:position="0.473cm"/>
        </style:tab-stops>
      </style:paragraph-properties>
    </style:style>
    <style:style style:name="P14" style:family="paragraph" style:parent-style-name="List_20_Paragraph" style:list-style-name="WWNum2">
      <style:paragraph-properties fo:margin-left="0.192cm" fo:margin-right="0.887cm" fo:text-indent="0cm" style:auto-text-indent="false">
        <style:tab-stops>
          <style:tab-stop style:position="0.473cm"/>
        </style:tab-stops>
      </style:paragraph-properties>
    </style:style>
    <style:style style:name="P15" style:family="paragraph" style:parent-style-name="List_20_Paragraph" style:list-style-name="WWNum2">
      <style:paragraph-properties fo:margin-left="0.192cm" fo:margin-right="1.935cm" fo:text-indent="0cm" style:auto-text-indent="false">
        <style:tab-stops>
          <style:tab-stop style:position="0.473cm"/>
        </style:tab-stops>
      </style:paragraph-properties>
    </style:style>
    <style:style style:name="P16" style:family="paragraph" style:parent-style-name="List_20_Paragraph" style:list-style-name="WWNum2">
      <style:paragraph-properties fo:margin-left="0.192cm" fo:margin-right="0.392cm" fo:margin-top="0.176cm" fo:margin-bottom="0cm" style:contextual-spacing="false" fo:text-indent="0cm" style:auto-text-indent="false">
        <style:tab-stops>
          <style:tab-stop style:position="0.473cm"/>
        </style:tab-stops>
      </style:paragraph-properties>
    </style:style>
    <style:style style:name="P17" style:family="paragraph" style:parent-style-name="List_20_Paragraph" style:list-style-name="WWNum5">
      <style:paragraph-properties fo:margin-top="0.004cm" fo:margin-bottom="0cm" style:contextual-spacing="false" fo:line-height="0.496cm">
        <style:tab-stops>
          <style:tab-stop style:position="0.473cm"/>
        </style:tab-stops>
      </style:paragraph-properties>
    </style:style>
    <style:style style:name="P18" style:family="paragraph" style:parent-style-name="List_20_Paragraph" style:list-style-name="WWNum5">
      <style:paragraph-properties fo:line-height="0.496cm">
        <style:tab-stops>
          <style:tab-stop style:position="0.473cm"/>
        </style:tab-stops>
      </style:paragraph-properties>
    </style:style>
    <style:style style:name="P19" style:family="paragraph" style:parent-style-name="List_20_Paragraph" style:list-style-name="WWNum2">
      <style:paragraph-properties fo:margin-left="0.473cm" fo:margin-right="0cm" fo:line-height="0.496cm" fo:text-indent="-0.28cm" style:auto-text-indent="false">
        <style:tab-stops>
          <style:tab-stop style:position="0.473cm"/>
        </style:tab-stops>
      </style:paragraph-properties>
    </style:style>
    <style:style style:name="P20" style:family="paragraph" style:parent-style-name="List_20_Paragraph" style:list-style-name="WWNum4">
      <style:paragraph-properties fo:margin-left="0.811cm" fo:margin-right="0cm" fo:line-height="0.496cm" fo:text-indent="-0.249cm" style:auto-text-indent="false">
        <style:tab-stops>
          <style:tab-stop style:position="0.813cm"/>
        </style:tab-stops>
      </style:paragraph-properties>
    </style:style>
    <style:style style:name="P21" style:family="paragraph" style:parent-style-name="List_20_Paragraph" style:list-style-name="WWNum3">
      <style:paragraph-properties fo:margin-left="1.03cm" fo:margin-right="0cm" fo:margin-top="0.002cm" fo:margin-bottom="0cm" style:contextual-spacing="false" fo:line-height="0.496cm" fo:text-indent="-0.467cm" style:auto-text-indent="false">
        <style:tab-stops>
          <style:tab-stop style:position="1.032cm"/>
        </style:tab-stops>
      </style:paragraph-properties>
    </style:style>
    <style:style style:name="P22" style:family="paragraph" style:parent-style-name="List_20_Paragraph" style:list-style-name="WWNum3">
      <style:paragraph-properties fo:margin-left="1.03cm" fo:margin-right="0cm" fo:line-height="0.496cm" fo:text-indent="-0.467cm" style:auto-text-indent="false">
        <style:tab-stops>
          <style:tab-stop style:position="1.032cm"/>
        </style:tab-stops>
      </style:paragraph-properties>
    </style:style>
    <style:style style:name="P23" style:family="paragraph" style:parent-style-name="List_20_Paragraph" style:list-style-name="WWNum1">
      <style:paragraph-properties fo:margin-left="0.437cm" fo:margin-right="0cm" fo:line-height="0.496cm" fo:text-indent="-0.247cm" style:auto-text-indent="false">
        <style:tab-stops>
          <style:tab-stop style:position="0.439cm"/>
        </style:tab-stops>
      </style:paragraph-properties>
    </style:style>
    <style:style style:name="P24" style:family="paragraph" style:parent-style-name="List_20_Paragraph" style:list-style-name="WWNum1">
      <style:paragraph-properties fo:margin-left="0.751cm" fo:margin-right="0cm" fo:line-height="0.496cm" fo:text-indent="-0.282cm" style:auto-text-indent="false">
        <style:tab-stops>
          <style:tab-stop style:position="0.753cm"/>
        </style:tab-stops>
      </style:paragraph-properties>
    </style:style>
    <style:style style:name="P25" style:family="paragraph" style:parent-style-name="List_20_Paragraph" style:list-style-name="WWNum1">
      <style:paragraph-properties fo:margin-left="0.658cm" fo:margin-right="0cm" fo:line-height="0.496cm" fo:text-indent="-0.28cm" style:auto-text-indent="false">
        <style:tab-stops>
          <style:tab-stop style:position="0.66cm"/>
        </style:tab-stops>
      </style:paragraph-properties>
    </style:style>
    <style:style style:name="P26" style:family="paragraph" style:parent-style-name="List_20_Paragraph" style:list-style-name="WWNum1">
      <style:paragraph-properties fo:margin-left="0.658cm" fo:margin-right="0cm" fo:margin-top="0.002cm" fo:margin-bottom="0cm" style:contextual-spacing="false" fo:line-height="0.496cm" fo:text-indent="-0.28cm" style:auto-text-indent="false">
        <style:tab-stops>
          <style:tab-stop style:position="0.66cm"/>
        </style:tab-stops>
      </style:paragraph-properties>
    </style:style>
    <style:style style:name="P27" style:family="paragraph" style:parent-style-name="List_20_Paragraph" style:list-style-name="WWNum2">
      <style:paragraph-properties fo:margin-left="0.658cm" fo:margin-right="0cm" fo:margin-top="0.002cm" fo:margin-bottom="0cm" style:contextual-spacing="false" fo:line-height="0.496cm" fo:text-indent="-0.28cm" style:auto-text-indent="false">
        <style:tab-stops>
          <style:tab-stop style:position="0.66cm"/>
        </style:tab-stops>
      </style:paragraph-properties>
    </style:style>
    <style:style style:name="P28" style:family="paragraph" style:parent-style-name="List_20_Paragraph" style:list-style-name="WWNum4">
      <style:paragraph-properties fo:margin-left="0.811cm" fo:margin-right="0cm" fo:margin-top="0.004cm" fo:margin-bottom="0cm" style:contextual-spacing="false" fo:text-indent="-0.249cm" style:auto-text-indent="false">
        <style:tab-stops>
          <style:tab-stop style:position="0.813cm"/>
        </style:tab-stops>
      </style:paragraph-properties>
    </style:style>
    <style:style style:name="P29" style:family="paragraph" style:parent-style-name="List_20_Paragraph" style:list-style-name="WWNum3">
      <style:paragraph-properties fo:margin-left="0.192cm" fo:margin-right="0.189cm" fo:text-indent="0.372cm" style:auto-text-indent="false">
        <style:tab-stops>
          <style:tab-stop style:position="1.034cm"/>
        </style:tab-stops>
      </style:paragraph-properties>
    </style:style>
    <style:style style:name="P30" style:family="paragraph" style:parent-style-name="List_20_Paragraph" style:list-style-name="WWNum3">
      <style:paragraph-properties fo:margin-left="1.03cm" fo:margin-right="0cm" fo:text-indent="-0.467cm" style:auto-text-indent="false">
        <style:tab-stops>
          <style:tab-stop style:position="1.032cm"/>
        </style:tab-stops>
      </style:paragraph-properties>
    </style:style>
    <style:style style:name="P31" style:family="paragraph" style:parent-style-name="List_20_Paragraph" style:list-style-name="WWNum3">
      <style:paragraph-properties fo:margin-left="1.464cm" fo:margin-right="0cm" fo:margin-top="0.002cm" fo:margin-bottom="0cm" style:contextual-spacing="false" fo:text-indent="-0.637cm" style:auto-text-indent="false">
        <style:tab-stops>
          <style:tab-stop style:position="1.462cm"/>
          <style:tab-stop style:position="1.466cm"/>
        </style:tab-stops>
      </style:paragraph-properties>
    </style:style>
    <style:style style:name="P32" style:family="paragraph" style:parent-style-name="List_20_Paragraph" style:list-style-name="WWNum1">
      <style:paragraph-properties fo:margin-left="0.437cm" fo:margin-right="0cm" fo:margin-top="0.004cm" fo:margin-bottom="0cm" style:contextual-spacing="false" fo:text-indent="-0.247cm" style:auto-text-indent="false">
        <style:tab-stops>
          <style:tab-stop style:position="0.439cm"/>
        </style:tab-stops>
      </style:paragraph-properties>
    </style:style>
    <style:style style:name="P33" style:family="paragraph" style:parent-style-name="List_20_Paragraph" style:list-style-name="WWNum1">
      <style:paragraph-properties fo:margin-left="0.437cm" fo:margin-right="0cm" fo:margin-top="0.002cm" fo:margin-bottom="0cm" style:contextual-spacing="false" fo:text-indent="-0.247cm" style:auto-text-indent="false">
        <style:tab-stops>
          <style:tab-stop style:position="0.439cm"/>
        </style:tab-stops>
      </style:paragraph-properties>
    </style:style>
    <style:style style:name="P34" style:family="paragraph" style:parent-style-name="List_20_Paragraph" style:list-style-name="WWNum1">
      <style:paragraph-properties fo:margin-left="0.192cm" fo:margin-right="0.369cm" fo:text-indent="0cm" style:auto-text-indent="false">
        <style:tab-stops>
          <style:tab-stop style:position="0.439cm"/>
        </style:tab-stops>
      </style:paragraph-properties>
    </style:style>
    <style:style style:name="P35" style:family="paragraph" style:parent-style-name="List_20_Paragraph" style:list-style-name="WWNum1">
      <style:paragraph-properties fo:margin-left="0.192cm" fo:margin-right="0.381cm" fo:text-indent="0cm" style:auto-text-indent="false">
        <style:tab-stops>
          <style:tab-stop style:position="0.439cm"/>
        </style:tab-stops>
      </style:paragraph-properties>
    </style:style>
    <style:style style:name="P36" style:family="paragraph" style:parent-style-name="List_20_Paragraph" style:list-style-name="WWNum1">
      <style:paragraph-properties fo:margin-left="0.192cm" fo:margin-right="1.577cm" fo:text-indent="0.279cm" style:auto-text-indent="false">
        <style:tab-stops>
          <style:tab-stop style:position="0.753cm"/>
        </style:tab-stops>
      </style:paragraph-properties>
    </style:style>
    <style:style style:name="P37" style:family="paragraph" style:parent-style-name="List_20_Paragraph" style:list-style-name="WWNum1">
      <style:paragraph-properties fo:margin-left="0.192cm" fo:margin-right="0.178cm" fo:margin-top="0.002cm" fo:margin-bottom="0cm" style:contextual-spacing="false" fo:text-indent="0.279cm" style:auto-text-indent="false">
        <style:tab-stops>
          <style:tab-stop style:position="0.753cm"/>
        </style:tab-stops>
      </style:paragraph-properties>
    </style:style>
    <style:style style:name="P38" style:family="paragraph" style:parent-style-name="List_20_Paragraph" style:list-style-name="WWNum1">
      <style:paragraph-properties fo:margin-left="0.192cm" fo:margin-right="1.168cm" fo:text-indent="0.279cm" style:auto-text-indent="false">
        <style:tab-stops>
          <style:tab-stop style:position="0.753cm"/>
        </style:tab-stops>
      </style:paragraph-properties>
    </style:style>
    <style:style style:name="P39" style:family="paragraph" style:parent-style-name="List_20_Paragraph" style:list-style-name="WWNum2">
      <style:paragraph-properties fo:margin-left="0.473cm" fo:margin-right="0cm" fo:line-height="0.494cm" fo:text-indent="-0.28cm" style:auto-text-indent="false">
        <style:tab-stops>
          <style:tab-stop style:position="0.473cm"/>
        </style:tab-stops>
      </style:paragraph-properties>
    </style:style>
    <style:style style:name="P40" style:family="paragraph" style:parent-style-name="List_20_Paragraph" style:list-style-name="WWNum1">
      <style:paragraph-properties fo:margin-left="0.658cm" fo:margin-right="0cm" fo:margin-top="0.004cm" fo:margin-bottom="0cm" style:contextual-spacing="false" fo:text-indent="-0.28cm" style:auto-text-indent="false">
        <style:tab-stops>
          <style:tab-stop style:position="0.66cm"/>
        </style:tab-stops>
      </style:paragraph-properties>
    </style:style>
    <style:style style:name="P41" style:family="paragraph" style:parent-style-name="List_20_Paragraph" style:list-style-name="WWNum1">
      <style:paragraph-properties fo:margin-left="0.192cm" fo:margin-right="1.45cm" fo:text-indent="0.185cm" style:auto-text-indent="false">
        <style:tab-stops>
          <style:tab-stop style:position="0.66cm"/>
        </style:tab-stops>
      </style:paragraph-properties>
    </style:style>
    <style:style style:name="P42" style:family="paragraph" style:parent-style-name="List_20_Paragraph" style:list-style-name="WWNum1">
      <style:paragraph-properties fo:margin-left="0.192cm" fo:margin-right="2.228cm" fo:text-indent="0.185cm" style:auto-text-indent="false">
        <style:tab-stops>
          <style:tab-stop style:position="0.66cm"/>
        </style:tab-stops>
      </style:paragraph-properties>
    </style:style>
    <style:style style:name="P43" style:family="paragraph" style:parent-style-name="List_20_Paragraph" style:list-style-name="WWNum2">
      <style:paragraph-properties fo:margin-left="0.192cm" fo:margin-right="1.143cm" fo:text-indent="0.185cm" style:auto-text-indent="false">
        <style:tab-stops>
          <style:tab-stop style:position="0.66cm"/>
        </style:tab-stops>
      </style:paragraph-properties>
    </style:style>
    <style:style style:name="P44" style:family="paragraph" style:parent-style-name="List_20_Paragraph" style:list-style-name="WWNum2">
      <style:paragraph-properties fo:margin-left="0.192cm" fo:margin-right="0.512cm" fo:margin-top="0.002cm" fo:margin-bottom="0cm" style:contextual-spacing="false" fo:text-indent="0.185cm" style:auto-text-indent="false">
        <style:tab-stops>
          <style:tab-stop style:position="0.66cm"/>
        </style:tab-stops>
      </style:paragraph-properties>
    </style:style>
    <style:style style:name="P45" style:family="paragraph" style:parent-style-name="List_20_Paragraph" style:list-style-name="WWNum2">
      <style:paragraph-properties fo:margin-left="0.192cm" fo:margin-right="0.559cm" fo:text-indent="0.185cm" style:auto-text-indent="false">
        <style:tab-stops>
          <style:tab-stop style:position="0.66cm"/>
        </style:tab-stops>
      </style:paragraph-properties>
    </style:style>
    <style:style style:name="P46" style:family="paragraph" style:parent-style-name="List_20_Paragraph" style:list-style-name="WWNum5">
      <style:paragraph-properties fo:line-height="0.496cm">
        <style:tab-stops>
          <style:tab-stop style:position="0.473cm"/>
        </style:tab-stops>
      </style:paragraph-properties>
      <style:text-properties officeooo:rsid="000c865c" officeooo:paragraph-rsid="000c865c"/>
    </style:style>
    <style:style style:name="P47" style:family="paragraph" style:parent-style-name="Standard">
      <style:paragraph-properties fo:margin-left="0.594cm" fo:margin-right="0cm" fo:margin-top="0.002cm" fo:margin-bottom="0cm" style:contextual-spacing="false" fo:line-height="0.453cm" fo:text-indent="0cm" style:auto-text-indent="false"/>
    </style:style>
    <style:style style:name="P48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Calibri" fo:font-size="16pt" fo:font-weight="bold" style:font-size-asian="16pt" style:font-weight-asian="bold"/>
    </style:style>
    <style:style style:name="P49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11.5pt" fo:font-weight="bold" style:font-size-asian="11.5pt" style:font-weight-asian="bold"/>
    </style:style>
    <style:style style:name="P50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11.5pt" fo:font-weight="bold" style:font-size-asian="11.5pt" style:font-weight-asian="bold"/>
    </style:style>
    <style:style style:name="P51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1.5pt" fo:font-weight="bold" style:font-size-asian="11.5pt" style:font-weight-asian="bold"/>
    </style:style>
    <style:style style:name="P52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11.5pt" style:font-size-asian="11.5pt"/>
    </style:style>
    <style:style style:name="P5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1.5pt" style:font-size-asian="11.5pt"/>
    </style:style>
    <style:style style:name="P54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1.5pt" style:font-size-asian="11.5pt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size="14pt" style:font-size-asian="14pt"/>
    </style:style>
    <style:style style:name="P56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</style:style>
    <style:style style:name="P57" style:family="paragraph" style:parent-style-name="Text_20_body">
      <style:paragraph-properties fo:margin-left="0cm" fo:margin-right="0cm" fo:text-indent="0cm" style:auto-text-indent="false"/>
    </style:style>
    <style:style style:name="P58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7.5pt" style:font-size-asian="17.5pt"/>
    </style:style>
    <style:style style:name="P59" style:family="paragraph" style:parent-style-name="Text_20_body">
      <style:paragraph-properties fo:margin-left="0.751cm" fo:margin-right="0cm" fo:margin-top="0.004cm" fo:margin-bottom="0cm" style:contextual-spacing="false" fo:line-height="0.496cm" fo:text-indent="0cm" style:auto-text-indent="false"/>
    </style:style>
    <style:style style:name="P60" style:family="paragraph" style:parent-style-name="Text_20_body">
      <style:paragraph-properties fo:margin-left="0.751cm" fo:margin-right="0cm" fo:line-height="0.496cm" fo:text-indent="0cm" style:auto-text-indent="false"/>
    </style:style>
    <style:style style:name="P61" style:family="paragraph" style:parent-style-name="Text_20_body">
      <style:paragraph-properties fo:line-height="0.496cm"/>
    </style:style>
    <style:style style:name="P62" style:family="paragraph" style:parent-style-name="Text_20_body">
      <style:paragraph-properties fo:margin-left="0.658cm" fo:margin-right="0cm" fo:line-height="0.496cm" fo:text-indent="0cm" style:auto-text-indent="false"/>
    </style:style>
    <style:style style:name="P63" style:family="paragraph" style:parent-style-name="Text_20_body">
      <style:paragraph-properties fo:margin-left="0.658cm" fo:margin-right="0cm" fo:margin-top="0.004cm" fo:margin-bottom="0cm" style:contextual-spacing="false" fo:line-height="0.496cm" fo:text-indent="0cm" style:auto-text-indent="false"/>
    </style:style>
    <style:style style:name="P64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weight="bold" style:font-weight-asian="bold"/>
    </style:style>
    <style:style style:name="P65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7.5pt" style:font-size-asian="7.5pt"/>
    </style:style>
    <style:style style:name="P66" style:family="paragraph" style:parent-style-name="Text_20_body">
      <style:paragraph-properties fo:margin-left="0.564cm" fo:margin-right="0cm" fo:margin-top="0.004cm" fo:margin-bottom="0cm" style:contextual-spacing="false" fo:text-indent="0cm" style:auto-text-indent="false"/>
    </style:style>
    <style:style style:name="P67" style:family="paragraph" style:parent-style-name="Text_20_body">
      <style:paragraph-properties fo:margin-left="0.192cm" fo:margin-right="1.048cm" fo:text-indent="0cm" style:auto-text-indent="false"/>
    </style:style>
    <style:style style:name="P68" style:family="paragraph" style:parent-style-name="Text_20_body">
      <style:paragraph-properties fo:margin-left="0.192cm" fo:margin-right="0.452cm" fo:text-indent="0.372cm" style:auto-text-indent="false"/>
      <style:text-properties officeooo:paragraph-rsid="000d812a"/>
    </style:style>
    <style:style style:name="P69" style:family="paragraph" style:parent-style-name="Text_20_body">
      <style:paragraph-properties fo:margin-left="0.192cm" fo:margin-right="0.452cm" fo:text-indent="0cm" style:auto-text-indent="false"/>
      <style:text-properties officeooo:paragraph-rsid="000d812a"/>
    </style:style>
    <style:style style:name="P70" style:family="paragraph" style:parent-style-name="Title" style:master-page-name="">
      <loext:graphic-properties draw:fill="none"/>
      <style:paragraph-properties fo:margin-left="0cm" fo:margin-right="-0.199cm" fo:margin-top="0.025cm" fo:margin-bottom="0cm" style:contextual-spacing="false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71" style:family="paragraph" style:parent-style-name="Title">
      <loext:graphic-properties draw:fill="none"/>
      <style:paragraph-properties fo:margin-left="0cm" fo:margin-right="-0.199cm" fo:margin-top="0.025cm" fo:margin-bottom="0cm" style:contextual-spacing="false" fo:text-align="center" style:justify-single-word="false" fo:orphans="0" fo:widows="0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letter-spacing="-0.005cm"/>
    </style:style>
    <style:style style:name="T2" style:family="text">
      <style:text-properties fo:letter-spacing="-0.007cm"/>
    </style:style>
    <style:style style:name="T3" style:family="text">
      <style:text-properties fo:letter-spacing="-0.011cm"/>
    </style:style>
    <style:style style:name="T4" style:family="text">
      <style:text-properties fo:letter-spacing="-0.011cm" fo:font-weight="bold" style:font-weight-asian="bold"/>
    </style:style>
    <style:style style:name="T5" style:family="text">
      <style:text-properties fo:letter-spacing="-0.011cm" fo:font-weight="bold" style:font-weight-asian="bold" style:font-weight-complex="bold"/>
    </style:style>
    <style:style style:name="T6" style:family="text">
      <style:text-properties fo:letter-spacing="-0.012cm"/>
    </style:style>
    <style:style style:name="T7" style:family="text">
      <style:text-properties fo:letter-spacing="-0.012cm" style:text-underline-style="solid" style:text-underline-width="auto" style:text-underline-color="font-color"/>
    </style:style>
    <style:style style:name="T8" style:family="text">
      <style:text-properties fo:letter-spacing="-0.012cm" fo:font-weight="bold" style:font-weight-asian="bold"/>
    </style:style>
    <style:style style:name="T9" style:family="text">
      <style:text-properties fo:letter-spacing="-0.012cm" fo:font-weight="bold" style:font-weight-asian="bold" style:font-weight-complex="bold"/>
    </style:style>
    <style:style style:name="T10" style:family="text">
      <style:text-properties fo:letter-spacing="-0.009cm"/>
    </style:style>
    <style:style style:name="T11" style:family="text">
      <style:text-properties fo:letter-spacing="-0.009cm" fo:font-weight="bold" style:font-weight-asian="bold" style:font-weight-complex="bold"/>
    </style:style>
    <style:style style:name="T12" style:family="text">
      <style:text-properties fo:letter-spacing="-0.014cm"/>
    </style:style>
    <style:style style:name="T13" style:family="text">
      <style:text-properties fo:letter-spacing="-0.014cm" fo:font-weight="bold" style:font-weight-asian="bold"/>
    </style:style>
    <style:style style:name="T14" style:family="text">
      <style:text-properties fo:letter-spacing="-0.014cm" fo:font-weight="bold" style:font-weight-asian="bold" style:font-weight-complex="bold"/>
    </style:style>
    <style:style style:name="T15" style:family="text">
      <style:text-properties fo:letter-spacing="-0.014cm" style:text-underline-style="solid" style:text-underline-width="auto" style:text-underline-color="font-color"/>
    </style:style>
    <style:style style:name="T16" style:family="text">
      <style:text-properties fo:letter-spacing="-0.088cm"/>
    </style:style>
    <style:style style:name="T17" style:family="text">
      <style:text-properties fo:letter-spacing="0.002cm"/>
    </style:style>
    <style:style style:name="T18" style:family="text">
      <style:text-properties fo:letter-spacing="-0.002cm"/>
    </style:style>
    <style:style style:name="T19" style:family="text">
      <style:text-properties fo:letter-spacing="-0.004cm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etter-spacing="-0.007cm" style:font-size-asian="12pt"/>
    </style:style>
    <style:style style:name="T22" style:family="text">
      <style:text-properties fo:font-size="12pt" fo:letter-spacing="-0.021cm" style:font-size-asian="12pt"/>
    </style:style>
    <style:style style:name="T23" style:family="text">
      <style:text-properties fo:font-size="12pt" fo:letter-spacing="-0.012cm" style:font-size-asian="12pt"/>
    </style:style>
    <style:style style:name="T24" style:family="text">
      <style:text-properties fo:font-size="12pt" fo:letter-spacing="-0.019cm" style:font-size-asian="12pt"/>
    </style:style>
    <style:style style:name="T25" style:family="text">
      <style:text-properties fo:font-size="12pt" fo:letter-spacing="-0.018cm" style:font-size-asian="12pt"/>
    </style:style>
    <style:style style:name="T26" style:family="text">
      <style:text-properties fo:font-size="12pt" fo:letter-spacing="-0.004cm" style:font-size-asian="12pt"/>
    </style:style>
    <style:style style:name="T27" style:family="text">
      <style:text-properties fo:font-size="12pt" fo:letter-spacing="-0.002cm" style:font-size-asian="12pt"/>
    </style:style>
    <style:style style:name="T28" style:family="text">
      <style:text-properties fo:font-size="12pt" fo:letter-spacing="-0.011cm" style:font-size-asian="12pt"/>
    </style:style>
    <style:style style:name="T29" style:family="text">
      <style:text-properties fo:font-size="12pt" fo:letter-spacing="-0.009cm" style:font-size-asian="12pt"/>
    </style:style>
    <style:style style:name="T30" style:family="text">
      <style:text-properties fo:font-size="12pt" fo:letter-spacing="-0.005cm" style:font-size-asian="12pt"/>
    </style:style>
    <style:style style:name="T31" style:family="text">
      <style:text-properties fo:font-size="12pt" fo:font-weight="bold" style:font-size-asian="12pt" style:font-weight-asian="bold"/>
    </style:style>
    <style:style style:name="T32" style:family="text">
      <style:text-properties fo:font-size="12pt" fo:letter-spacing="0.002cm" fo:font-weight="bold" style:font-size-asian="12pt" style:font-weight-asian="bold"/>
    </style:style>
    <style:style style:name="T33" style:family="text">
      <style:text-properties fo:font-size="12pt" fo:letter-spacing="0.002cm" style:font-size-asian="12pt"/>
    </style:style>
    <style:style style:name="T34" style:family="text">
      <style:text-properties fo:font-size="12pt" fo:letter-spacing="-0.014cm" style:font-size-asian="12pt"/>
    </style:style>
    <style:style style:name="T35" style:family="text">
      <style:text-properties fo:font-size="12pt" fo:letter-spacing="0.079cm" style:font-size-asian="12pt"/>
    </style:style>
    <style:style style:name="T36" style:family="text">
      <style:text-properties fo:font-size="12pt" fo:letter-spacing="-0.088cm" style:font-size-asian="12pt"/>
    </style:style>
    <style:style style:name="T37" style:family="text">
      <style:text-properties fo:font-size="12pt" fo:letter-spacing="-0.016cm" style:font-size-asian="12pt"/>
    </style:style>
    <style:style style:name="T38" style:family="text">
      <style:text-properties fo:font-size="12pt" fo:letter-spacing="-0.09cm" style:font-size-asian="12pt"/>
    </style:style>
    <style:style style:name="T39" style:family="text">
      <style:text-properties fo:font-size="12pt" fo:letter-spacing="-0.086cm" style:font-size-asian="12pt"/>
    </style:style>
    <style:style style:name="T40" style:family="text">
      <style:text-properties fo:letter-spacing="-0.016cm"/>
    </style:style>
    <style:style style:name="T41" style:family="text">
      <style:text-properties fo:letter-spacing="-0.018cm"/>
    </style:style>
    <style:style style:name="T42" style:family="text">
      <style:text-properties fo:color="#343541" loext:opacity="100%" fo:font-size="12pt" fo:font-weight="bold" style:font-size-asian="12pt" style:font-weight-asian="bold"/>
    </style:style>
    <style:style style:name="T43" style:family="text">
      <style:text-properties fo:color="#343541" loext:opacity="100%" fo:font-size="12pt" fo:letter-spacing="-0.009cm" fo:font-weight="bold" style:font-size-asian="12pt" style:font-weight-asian="bold"/>
    </style:style>
    <style:style style:name="T44" style:family="text">
      <style:text-properties fo:color="#000000" loext:opacity="100%" fo:font-size="10.5pt" fo:letter-spacing="-0.009cm" fo:font-weight="bold" style:font-size-asian="10.5pt" style:font-weight-asian="bold" style:font-weight-complex="bold"/>
    </style:style>
    <style:style style:name="T45" style:family="text">
      <style:text-properties fo:color="#000000" loext:opacity="100%" fo:font-size="10.5pt" fo:letter-spacing="-0.009cm" style:font-size-asian="10.5pt"/>
    </style:style>
    <style:style style:name="T46" style:family="text">
      <style:text-properties fo:font-size="10.5pt" style:font-size-asian="10.5pt"/>
    </style:style>
    <style:style style:name="T47" style:family="text">
      <style:text-properties fo:font-size="10.5pt" fo:letter-spacing="-0.014cm" style:font-size-asian="10.5pt"/>
    </style:style>
    <style:style style:name="T48" style:family="text">
      <style:text-properties fo:font-size="10.5pt" fo:letter-spacing="-0.011cm" style:font-size-asian="10.5pt"/>
    </style:style>
    <style:style style:name="T49" style:family="text">
      <style:text-properties fo:font-size="10.5pt" fo:letter-spacing="-0.016cm" style:font-size-asian="10.5pt"/>
    </style:style>
    <style:style style:name="T50" style:family="text">
      <style:text-properties fo:font-size="10.5pt" fo:letter-spacing="-0.012cm" style:font-size-asian="10.5pt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font-weight="normal" style:font-weight-asian="normal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letter-spacing="-0.019cm"/>
    </style:style>
    <style:style style:name="T56" style:family="text">
      <style:text-properties fo:letter-spacing="-0.019cm" style:text-underline-style="solid" style:text-underline-width="auto" style:text-underline-color="font-color"/>
    </style:style>
    <style:style style:name="T57" style:family="text">
      <style:text-properties fo:letter-spacing="-0.021cm"/>
    </style:style>
    <style:style style:name="T58" style:family="text">
      <style:text-properties fo:color="#111111" loext:opacity="100%" fo:font-size="12pt" style:font-size-asian="12pt"/>
    </style:style>
    <style:style style:name="T59" style:family="text">
      <style:text-properties fo:color="#111111" loext:opacity="100%"/>
    </style:style>
    <style:style style:name="T60" style:family="text">
      <style:text-properties fo:color="#111111" loext:opacity="100%" fo:letter-spacing="-0.011cm"/>
    </style:style>
    <style:style style:name="T61" style:family="text">
      <style:text-properties fo:color="#111111" loext:opacity="100%" fo:letter-spacing="-0.007cm"/>
    </style:style>
    <style:style style:name="T62" style:family="text">
      <style:text-properties fo:color="#111111" loext:opacity="100%" fo:letter-spacing="-0.009cm"/>
    </style:style>
    <style:style style:name="T63" style:family="text">
      <style:text-properties fo:color="#111111" loext:opacity="100%" fo:letter-spacing="-0.088cm"/>
    </style:style>
    <style:style style:name="T64" style:family="text">
      <style:text-properties fo:color="#111111" loext:opacity="100%" fo:letter-spacing="-0.002cm"/>
    </style:style>
    <style:style style:name="T65" style:family="text">
      <style:text-properties fo:color="#111111" loext:opacity="100%" fo:letter-spacing="0.002cm"/>
    </style:style>
    <style:style style:name="T66" style:family="text">
      <style:text-properties officeooo:rsid="000b2e99"/>
    </style:style>
    <style:style style:name="T67" style:family="text">
      <style:text-properties fo:font-size="11pt" officeooo:rsid="000b2e99" style:font-size-asian="11pt" style:font-size-complex="11pt"/>
    </style:style>
    <style:style style:name="T68" style:family="text">
      <style:text-properties fo:font-size="11pt" fo:font-weight="normal" officeooo:rsid="000b2e99" style:font-size-asian="11pt" style:font-weight-asian="normal" style:font-size-complex="11pt" style:font-weight-complex="normal"/>
    </style:style>
    <style:style style:name="T69" style:family="text">
      <style:text-properties officeooo:rsid="000d812a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tab/><text:tab/><text:tab/><text:tab/><text:tab/><text:tab/><text:tab/> <text:s text:c="16"/>Shruti<text:span text:style-name="T1"> </text:span>Dadhich</text:p>
      <text:p text:style-name="P71"><text:tab/><text:tab/><text:tab/><text:tab/><text:tab/> <text:s text:c="25"/><text:tab/><text:a xlink:type="simple" xlink:href="mailto:sdnk1993@gmail.com" text:style-name="Internet_20_link" text:visited-style-name="Visited_20_Internet_20_Link"><text:span text:style-name="T68">sdnk1993@gmail.com</text:span></text:a></text:p>
      <text:p text:style-name="P71"><text:span text:style-name="T68"><text:tab/><text:tab/><text:tab/><text:tab/> <text:s text:c="9"/><text:tab/><text:tab/><text:tab/><text:tab/><text:tab/><text:tab/><text:tab/> 8949829904</text:span></text:p>
      <text:p text:style-name="P48"/>
      <text:h text:style-name="P1" text:outline-level="1">SUMMERY</text:h>
      <text:p text:style-name="P49"/>
      <text:p text:style-name="Text_20_body">Around<text:span text:style-name="T2"> </text:span>3+<text:span text:style-name="T3"> </text:span>years<text:span text:style-name="T2"> </text:span>of<text:span text:style-name="T3"> </text:span>experience<text:span text:style-name="T3"> </text:span>in<text:span text:style-name="T2"> </text:span>designing,<text:span text:style-name="T6"> </text:span>developing,<text:span text:style-name="T2"> </text:span>and<text:span text:style-name="T10"> </text:span>maintain<text:span text:style-name="T12"> </text:span>software<text:span text:style-name="T2"> </text:span>applications<text:span text:style-name="T10"> </text:span>for<text:span text:style-name="T16"> </text:span>various platforms using programming languages and tools. I collaborate with cross-functional<text:span text:style-name="T17"> </text:span>teams, troubleshoot issues, and document code and processes. I stay up-to-date with the latest<text:span text:style-name="T17"> </text:span>trends and best practices in software development to ensure that software applications are<text:span text:style-name="T17"> </text:span>functional, efficient, maintainable<text:span text:style-name="T18"> </text:span>and secure.</text:p>
      <text:p text:style-name="P55"/>
      <text:h text:style-name="P2" text:outline-level="1">KEY<text:span text:style-name="T19"> </text:span>SKILLS</text:h>
      <text:p text:style-name="P50"/>
      <text:list xml:id="list2142326743" text:style-name="WWNum5">
        <text:list-item>
          <text:p text:style-name="P10"><text:span text:style-name="T20">Python,</text:span><text:span text:style-name="T21"> </text:span><text:span text:style-name="T20">Java</text:span></text:p>
        </text:list-item>
        <text:list-item>
          <text:p text:style-name="P17"><text:span text:style-name="T20">frameworks:</text:span><text:span text:style-name="T22"> </text:span><text:span text:style-name="T20">Django,</text:span><text:span text:style-name="T23"> </text:span><text:span text:style-name="T20">Django</text:span><text:span text:style-name="T24"> </text:span><text:span text:style-name="T20">Rest</text:span><text:span text:style-name="T25"> </text:span><text:span text:style-name="T20">Framework,FastAPI</text:span></text:p>
        </text:list-item>
        <text:list-item>
          <text:p text:style-name="P18"><text:span text:style-name="T20">Postgresql</text:span></text:p>
        </text:list-item>
        <text:list-item>
          <text:p text:style-name="P18"><text:span text:style-name="T20">GIT</text:span><text:span text:style-name="T26"> </text:span><text:span text:style-name="T20">and</text:span><text:span text:style-name="T27"> </text:span><text:span text:style-name="T20">GITHUB</text:span></text:p>
        </text:list-item>
        <text:list-item>
          <text:p text:style-name="P18"><text:span text:style-name="T20">JavaScript,</text:span><text:span text:style-name="T23"> </text:span><text:span text:style-name="T20">CSS3,</text:span><text:span text:style-name="T28"> </text:span><text:span text:style-name="T20">HTML5</text:span></text:p>
        </text:list-item>
        <text:list-item>
          <text:p text:style-name="P46"><text:span text:style-name="T20">DigitalOcean,AWS</text:span></text:p>
        </text:list-item>
        <text:list-item>
          <text:p text:style-name="P46"><text:span text:style-name="T20">Nginx,Gunicorn</text:span></text:p>
        </text:list-item>
        <text:list-item>
          <text:p text:style-name="P11"><text:span text:style-name="T20">Problem-solving</text:span><text:span text:style-name="T29"> </text:span><text:span text:style-name="T20">skills,</text:span><text:span text:style-name="T21"> </text:span><text:span text:style-name="T20">Communication</text:span><text:span text:style-name="T30"> </text:span><text:span text:style-name="T20">skills</text:span></text:p>
        </text:list-item>
      </text:list>
      <text:p text:style-name="P52"/>
      <text:h text:style-name="Heading_20_1" text:outline-level="1">EMPLOYMENT<text:span text:style-name="T40"> </text:span>AND<text:span text:style-name="T41"> </text:span>PROJECTS:</text:h>
      <text:list xml:id="list105140150710198" text:continue-numbering="true" text:style-name="WWNum5">
        <text:list-item>
          <text:p text:style-name="P18"><text:span text:style-name="T20">Bit</text:span><text:span text:style-name="T23"> </text:span><text:span text:style-name="T20">squad</text:span><text:span text:style-name="T23"> </text:span><text:span text:style-name="T20">Software</text:span><text:span text:style-name="T23"> </text:span><text:span text:style-name="T20">Pvt.Ltd.</text:span><text:span text:style-name="T23"> </text:span></text:p>
        </text:list-item>
      </text:list>
      <text:p text:style-name="P56"/>
      <text:h text:style-name="P3" text:outline-level="1">Projects<text:span text:style-name="T6"> </text:span>Details</text:h>
      <text:p text:style-name="P51"/>
      <text:p text:style-name="Heading"><text:span text:style-name="T31">Project 1:</text:span><text:span text:style-name="T32"> </text:span><text:span text:style-name="T42">Title:</text:span><text:span text:style-name="T43"> </text:span><text:span text:style-name="T44">Conto</text:span><text:span text:style-name="T45"> (</text:span>March’23 to till date<text:span text:style-name="T45">)</text:span></text:p>
      <text:p text:style-name="P12"><text:span text:style-name="T46"><text:s text:c="4"/></text:span></text:p>
      <text:p text:style-name="P47"><text:span text:style-name="T51">Technologies</text:span><text:span text:style-name="T7"> </text:span><text:span text:style-name="T51">used:</text:span><text:span text:style-name="T40"> </text:span><text:span text:style-name="T46">Python,</text:span><text:span text:style-name="T47"> </text:span><text:span text:style-name="T46">Django</text:span><text:span text:style-name="T47"> </text:span><text:span text:style-name="T46">Rest</text:span><text:span text:style-name="T48"> </text:span><text:span text:style-name="T46">Framework,</text:span><text:span text:style-name="T49"> </text:span><text:span text:style-name="T46">Git,</text:span><text:span text:style-name="T50"> </text:span><text:span text:style-name="T46">Postgres</text:span></text:p>
      <text:list xml:id="list3622116632" text:style-name="WWNum4">
        <text:list-item>
          <text:list>
            <text:list-item>
              <text:p text:style-name="P20"><text:span text:style-name="T20">It</text:span><text:span text:style-name="T29"> </text:span><text:span text:style-name="T20">contains</text:span><text:span text:style-name="T29"> </text:span><text:span text:style-name="T20">all</text:span><text:span text:style-name="T29"> </text:span><text:span text:style-name="T20">the</text:span><text:span text:style-name="T29"> </text:span><text:span text:style-name="T20">functionalities</text:span><text:span text:style-name="T28"> </text:span><text:span text:style-name="T20">related</text:span><text:span text:style-name="T21"> </text:span><text:span text:style-name="T20">to</text:span><text:span text:style-name="T21"> </text:span><text:span text:style-name="T20">Payment.</text:span></text:p>
            </text:list-item>
            <text:list-item>
              <text:p text:style-name="P20"><text:span text:style-name="T20">It</text:span><text:span text:style-name="T34"> </text:span><text:span text:style-name="T20">can</text:span><text:span text:style-name="T34"> </text:span><text:span text:style-name="T20">generate</text:span><text:span text:style-name="T28"> </text:span><text:span text:style-name="T20">the</text:span><text:span text:style-name="T23"> </text:span><text:span text:style-name="T20">report</text:span><text:span text:style-name="T34"> </text:span><text:span text:style-name="T20">of</text:span><text:span text:style-name="T28"> </text:span><text:span text:style-name="T20">Login,</text:span><text:span text:style-name="T23"> </text:span><text:span text:style-name="T20">Payment,</text:span><text:span text:style-name="T23"> </text:span><text:span text:style-name="T20">Customer,</text:span><text:span text:style-name="T28"> </text:span><text:span text:style-name="T20">Bills</text:span><text:span text:style-name="T34"> </text:span><text:span text:style-name="T20">and</text:span><text:span text:style-name="T26"> </text:span><text:span text:style-name="T20">Transactions.</text:span></text:p>
            </text:list-item>
            <text:list-item>
              <text:p text:style-name="P28"><text:span text:style-name="T20">Backend</text:span><text:span text:style-name="T28"> </text:span><text:span text:style-name="T20">using</text:span><text:span text:style-name="T28"> </text:span><text:span text:style-name="T20">python,</text:span><text:span text:style-name="T21"> </text:span><text:span text:style-name="T20">Django Rest Framework,</text:span><text:span text:style-name="T28"> </text:span><text:span text:style-name="T20">Postgres</text:span><text:span text:style-name="T29"> </text:span><text:span text:style-name="T20">for</text:span><text:span text:style-name="T23"> </text:span><text:span text:style-name="T20">storing</text:span><text:span text:style-name="T23"> </text:span><text:span text:style-name="T20">and</text:span><text:span text:style-name="T28"> </text:span><text:span text:style-name="T20">maintain</text:span><text:span text:style-name="T28"> </text:span><text:span text:style-name="T20">records</text:span><text:span text:style-name="T29"> </text:span><text:span text:style-name="T20">and</text:span><text:span text:style-name="T29"> </text:span><text:span text:style-name="T20">relationship.</text:span></text:p>
            </text:list-item>
          </text:list>
        </text:list-item>
      </text:list>
      <text:p text:style-name="P55"/>
      <text:h text:style-name="P6" text:outline-level="1">Roles<text:span text:style-name="T6"> </text:span>and<text:span text:style-name="T6"> </text:span>Responsibilities</text:h>
      <text:list xml:id="list3136666068" text:style-name="WWNum3">
        <text:list-item>
          <text:p text:style-name="P29"><text:span text:style-name="T20">Developing</text:span><text:span text:style-name="T28"> </text:span><text:span text:style-name="T20">and</text:span><text:span text:style-name="T30"> </text:span><text:span text:style-name="T20">maintaining</text:span><text:span text:style-name="T29"> </text:span><text:span text:style-name="T20">the</text:span><text:span text:style-name="T21"> </text:span><text:span text:style-name="T20">server-side</text:span><text:span text:style-name="T21"> </text:span><text:span text:style-name="T20">of</text:span><text:span text:style-name="T30"> </text:span><text:span text:style-name="T20">the</text:span><text:span text:style-name="T21"> </text:span><text:span text:style-name="T20">application,</text:span><text:span text:style-name="T30"> </text:span><text:span text:style-name="T20">which</text:span><text:span text:style-name="T21"> </text:span><text:span text:style-name="T20">includes</text:span><text:span text:style-name="T35"> </text:span><text:span text:style-name="T20">the</text:span><text:span text:style-name="T30"> </text:span><text:span text:style-name="T20">database,</text:span><text:span text:style-name="T36"> </text:span><text:span text:style-name="T20">APIs,</text:span><text:span text:style-name="T27"> </text:span><text:span text:style-name="T20">and</text:span><text:span text:style-name="T33"> </text:span><text:span text:style-name="T20">backend systems.</text:span></text:p>
        </text:list-item>
        <text:list-item>
          <text:p text:style-name="P21"><text:span text:style-name="T20">Writing</text:span><text:span text:style-name="T37"> </text:span><text:span text:style-name="T20">code</text:span><text:span text:style-name="T23"> </text:span><text:span text:style-name="T20">in</text:span><text:span text:style-name="T34"> </text:span><text:span text:style-name="T20">server-side</text:span><text:span text:style-name="T23"> </text:span><text:span text:style-name="T20">programming</text:span><text:span text:style-name="T23"> </text:span><text:span text:style-name="T20">languages</text:span><text:span text:style-name="T23"> </text:span><text:span text:style-name="T20">and</text:span><text:span text:style-name="T28"> </text:span><text:span text:style-name="T20">frameworks</text:span><text:span text:style-name="T23"> </text:span><text:span text:style-name="T20">like</text:span><text:span text:style-name="T23"> </text:span><text:span text:style-name="T20">Python,Django.</text:span></text:p>
        </text:list-item>
        <text:list-item>
          <text:p text:style-name="P22"><text:span text:style-name="T20">Designing</text:span><text:span text:style-name="T23"> </text:span><text:span text:style-name="T20">and</text:span><text:span text:style-name="T21"> </text:span><text:span text:style-name="T20">implementing</text:span><text:span text:style-name="T29"> </text:span><text:span text:style-name="T20">data</text:span><text:span text:style-name="T29"> </text:span><text:span text:style-name="T20">storage</text:span><text:span text:style-name="T29"> </text:span><text:span text:style-name="T20">solutions</text:span><text:span text:style-name="T29"> </text:span><text:span text:style-name="T20">using</text:span><text:span text:style-name="T29"> </text:span><text:span text:style-name="T20">Postgres</text:span><text:span text:style-name="T21"> </text:span><text:span text:style-name="T20">database.</text:span></text:p>
        </text:list-item>
        <text:list-item>
          <text:p text:style-name="P22"><text:span text:style-name="T20">Ensuring</text:span><text:span text:style-name="T23"> </text:span><text:span text:style-name="T20">high</text:span><text:span text:style-name="T28"> </text:span><text:span text:style-name="T20">performance</text:span><text:span text:style-name="T29"> </text:span><text:span text:style-name="T20">and</text:span><text:span text:style-name="T29"> </text:span><text:span text:style-name="T20">responsiveness</text:span><text:span text:style-name="T29"> </text:span><text:span text:style-name="T20">of</text:span><text:span text:style-name="T29"> </text:span><text:span text:style-name="T20">the</text:span><text:span text:style-name="T28"> </text:span><text:span text:style-name="T20">backend</text:span><text:span text:style-name="T28"> </text:span><text:span text:style-name="T20">systems.</text:span></text:p>
        </text:list-item>
        <text:list-item>
          <text:p text:style-name="P30"><text:span text:style-name="T20">Debugging</text:span><text:span text:style-name="T29"> </text:span><text:span text:style-name="T20">and</text:span><text:span text:style-name="T30"> </text:span><text:span text:style-name="T20">resolving</text:span><text:span text:style-name="T29"> </text:span><text:span text:style-name="T20">technical</text:span><text:span text:style-name="T30"> </text:span><text:span text:style-name="T20">issues</text:span><text:span text:style-name="T30"> </text:span><text:span text:style-name="T20">that</text:span><text:span text:style-name="T30"> </text:span><text:span text:style-name="T20">arise</text:span><text:span text:style-name="T30"> </text:span><text:span text:style-name="T20">in</text:span><text:span text:style-name="T30"> </text:span><text:span text:style-name="T20">the</text:span><text:span text:style-name="T30"> </text:span><text:span text:style-name="T20">backend.</text:span></text:p>
          <text:list>
            <text:list-item>
              <text:p text:style-name="P31"><text:span text:style-name="T20">Implementing</text:span><text:span text:style-name="T29"> </text:span><text:span text:style-name="T20">security</text:span><text:span text:style-name="T21"> </text:span><text:span text:style-name="T20">measures</text:span><text:span text:style-name="T21"> </text:span><text:span text:style-name="T20">to</text:span><text:span text:style-name="T30"> </text:span><text:span text:style-name="T20">protect</text:span><text:span text:style-name="T21"> </text:span><text:span text:style-name="T20">user</text:span><text:span text:style-name="T21"> </text:span><text:span text:style-name="T20">data.</text:span></text:p>
            </text:list-item>
          </text:list>
        </text:list-item>
      </text:list>
      <text:p text:style-name="P55"/>
      <text:p text:style-name="P58"/>
      <text:p text:style-name="P58"/>
      <text:list xml:id="list3822823083" text:style-name="WWNum2">
        <text:list-item>
          <text:h text:style-name="P4" text:outline-level="1"><text:soft-page-break/>Project 2<text:span text:style-name="T52">:</text:span></text:h>
        </text:list-item>
      </text:list>
      <text:p text:style-name="P59"><text:span text:style-name="T53">Title</text:span>:<text:span text:style-name="T40"> </text:span><text:span text:style-name="T54">E-Commerce</text:span><text:span text:style-name="T14"> </text:span><text:span text:style-name="T54">Website</text:span> (July’22 to March’23)</text:p>
      <text:p text:style-name="P60"><text:span text:style-name="T51">Technologies</text:span><text:span text:style-name="T56"> </text:span><text:span text:style-name="T51">used:</text:span><text:span text:style-name="T55"> </text:span>Python,<text:span text:style-name="T41"> </text:span>Django,<text:span text:style-name="T41"> </text:span>Git,<text:span text:style-name="T55"> </text:span>Postgres,<text:span text:style-name="T40"> </text:span>HTML,<text:span text:style-name="T55"> </text:span>CSS,<text:span text:style-name="T57"> </text:span>JAVASCRIPT,<text:span text:style-name="T69">AWS</text:span></text:p>
      <text:list xml:id="list3138901062" text:style-name="WWNum1">
        <text:list-item>
          <text:p text:style-name="P23"><text:span text:style-name="T20">It’s</text:span><text:span text:style-name="T29"> </text:span><text:span text:style-name="T20">a</text:span><text:span text:style-name="T30"> </text:span><text:span text:style-name="T20">jewellery</text:span><text:span text:style-name="T28">-based</text:span><text:span text:style-name="T29"> </text:span><text:span text:style-name="T20">E-commerce</text:span><text:span text:style-name="T21"> </text:span><text:span text:style-name="T20">websites,</text:span><text:span text:style-name="T29"> </text:span><text:span text:style-name="T20">marketing</text:span><text:span text:style-name="T29"> </text:span><text:span text:style-name="T20">for</text:span><text:span text:style-name="T29"> </text:span><text:span text:style-name="T20">precious</text:span><text:span text:style-name="T30"> </text:span><text:span text:style-name="T20">and</text:span><text:span text:style-name="T21"> </text:span><text:span text:style-name="T20">semi-precious</text:span><text:span text:style-name="T30"> </text:span><text:span text:style-name="T20">stones.</text:span></text:p>
        </text:list-item>
        <text:list-item>
          <text:p text:style-name="P23"><text:span text:style-name="T20">Implemented</text:span><text:span text:style-name="T28"> </text:span><text:span text:style-name="T20">design</text:span><text:span text:style-name="T28"> </text:span><text:span text:style-name="T20">and</text:span><text:span text:style-name="T21"> </text:span><text:span text:style-name="T20">development</text:span><text:span text:style-name="T29"> </text:span><text:span text:style-name="T20">features</text:span><text:span text:style-name="T21"> </text:span><text:span text:style-name="T20">with</text:span><text:span text:style-name="T29"> </text:span><text:span text:style-name="T20">Html,</text:span><text:span text:style-name="T29"> </text:span><text:span text:style-name="T20">CSS</text:span><text:span text:style-name="T29"> </text:span><text:span text:style-name="T20">and</text:span><text:span text:style-name="T28"> </text:span><text:span text:style-name="T20">JavaScript</text:span></text:p>
        </text:list-item>
        <text:list-item>
          <text:p text:style-name="P23"><text:span text:style-name="T20">Backend</text:span><text:span text:style-name="T29"> </text:span><text:span text:style-name="T20">tools</text:span><text:span text:style-name="T21"> </text:span><text:span text:style-name="T20">using</text:span><text:span text:style-name="T28"> </text:span><text:span text:style-name="T20">python</text:span><text:span text:style-name="T29"> </text:span><text:span text:style-name="T20">and</text:span><text:span text:style-name="T21"> </text:span><text:span text:style-name="T20">Django</text:span><text:span text:style-name="T29"> </text:span><text:span text:style-name="T20">for</text:span><text:span text:style-name="T23"> </text:span><text:span text:style-name="T20">rendering</text:span><text:span text:style-name="T21"> </text:span><text:span text:style-name="T20">and</text:span><text:span text:style-name="T21"> </text:span><text:span text:style-name="T20">routing.</text:span></text:p>
        </text:list-item>
      </text:list>
      <text:section text:style-name="Sect1" text:name="TextSection">
        <text:list xml:id="list105139237287290" text:continue-numbering="true" text:style-name="WWNum1">
          <text:list-item>
            <text:p text:style-name="P32"><text:span text:style-name="T20">Fasten</text:span><text:span text:style-name="T34"> </text:span><text:span text:style-name="T20">Database</text:span><text:span text:style-name="T23"> </text:span><text:span text:style-name="T20">operations</text:span><text:span text:style-name="T23"> </text:span><text:span text:style-name="T20">using</text:span><text:span text:style-name="T34"> </text:span><text:span text:style-name="T20">Postgres.</text:span></text:p>
          </text:list-item>
        </text:list>
        <text:p text:style-name="P53"/>
        <text:h text:style-name="P5" text:outline-level="1">Roles<text:span text:style-name="T6"> </text:span>and<text:span text:style-name="T6"> </text:span>Responsibilities</text:h>
        <text:p text:style-name="P64"/>
        <text:list xml:id="list105140534312440" text:continue-numbering="true" text:style-name="WWNum1">
          <text:list-item>
            <text:list>
              <text:list-item>
                <text:p text:style-name="P24"><text:span text:style-name="T20">Design</text:span><text:span text:style-name="T21"> </text:span><text:span text:style-name="T20">and</text:span><text:span text:style-name="T30"> </text:span><text:span text:style-name="T20">develop</text:span><text:span text:style-name="T29"> </text:span><text:span text:style-name="T20">scalable,</text:span><text:span text:style-name="T26"> </text:span><text:span text:style-name="T20">maintainable,</text:span><text:span text:style-name="T29"> </text:span><text:span text:style-name="T20">and</text:span><text:span text:style-name="T21"> </text:span><text:span text:style-name="T20">efficient</text:span><text:span text:style-name="T21"> </text:span><text:span text:style-name="T20">web</text:span><text:span text:style-name="T30"> </text:span><text:span text:style-name="T20">applications</text:span><text:span text:style-name="T30"> </text:span><text:span text:style-name="T20">using</text:span><text:span text:style-name="T29"> </text:span><text:span text:style-name="T20">Python</text:span><text:span text:style-name="T29"> </text:span><text:span text:style-name="T20">and</text:span></text:p>
              </text:list-item>
            </text:list>
          </text:list-item>
        </text:list>
        <text:p text:style-name="P61">Django<text:span text:style-name="T41"> </text:span>Framework.</text:p>
        <text:list xml:id="list105140792559306" text:continue-numbering="true" text:style-name="WWNum1">
          <text:list-item>
            <text:list>
              <text:list-item>
                <text:p text:style-name="P36"><text:span text:style-name="T20">Develop and maintain databases, including creating database schemas, designing data</text:span><text:span text:style-name="T38"> </text:span><text:span text:style-name="T20">models, and optimizing</text:span><text:span text:style-name="T21"> </text:span><text:span text:style-name="T20">database performance.</text:span></text:p>
              </text:list-item>
              <text:list-item>
                <text:p text:style-name="P37"><text:span text:style-name="T20">Coordinated</text:span><text:span text:style-name="T37"> </text:span><text:span text:style-name="T20">with</text:span><text:span text:style-name="T37"> </text:span><text:span text:style-name="T20">frontend</text:span><text:span text:style-name="T24"> </text:span><text:span text:style-name="T20">developer,</text:span><text:span text:style-name="T37"> </text:span><text:span text:style-name="T20">and</text:span><text:span text:style-name="T37"> </text:span><text:span text:style-name="T20">collaborated</text:span><text:span text:style-name="T37"> </text:span><text:span text:style-name="T20">with</text:span><text:span text:style-name="T37"> </text:span><text:span text:style-name="T20">cross-functional</text:span><text:span text:style-name="T37"> </text:span><text:span text:style-name="T20">teams,</text:span><text:span text:style-name="T25"> </text:span><text:span text:style-name="T20">including</text:span><text:span text:style-name="T36"> </text:span><text:span text:style-name="T20">designers, product managers, and other developers to improvements for the e-commerce</text:span><text:span text:style-name="T33"> </text:span><text:span text:style-name="T20">websites.</text:span></text:p>
              </text:list-item>
              <text:list-item>
                <text:p text:style-name="P38"><text:span text:style-name="T20">Ensure</text:span><text:span text:style-name="T29"> </text:span><text:span text:style-name="T20">the</text:span><text:span text:style-name="T21"> </text:span><text:span text:style-name="T20">security</text:span><text:span text:style-name="T29"> </text:span><text:span text:style-name="T20">and</text:span><text:span text:style-name="T21"> </text:span><text:span text:style-name="T20">stability</text:span><text:span text:style-name="T29"> </text:span><text:span text:style-name="T20">of</text:span><text:span text:style-name="T29"> </text:span><text:span text:style-name="T20">the</text:span><text:span text:style-name="T29"> </text:span><text:span text:style-name="T20">website,</text:span><text:span text:style-name="T30"> </text:span><text:span text:style-name="T20">including</text:span><text:span text:style-name="T28"> </text:span><text:span text:style-name="T20">addressing</text:span><text:span text:style-name="T29"> </text:span><text:span text:style-name="T20">vulnerabilities</text:span><text:span text:style-name="T21"> </text:span><text:span text:style-name="T20">and</text:span><text:span text:style-name="T36"> </text:span><text:span text:style-name="T20">implementing</text:span><text:span text:style-name="T30"> </text:span><text:span text:style-name="T20">security</text:span><text:span text:style-name="T27"> </text:span><text:span text:style-name="T20">measures.</text:span></text:p>
              </text:list-item>
            </text:list>
          </text:list-item>
        </text:list>
        <text:p text:style-name="P55"/>
        <text:list xml:id="list105140182851070" text:continue-list="list3822823083" text:style-name="WWNum2">
          <text:list-item>
            <text:h text:style-name="P7" text:outline-level="1">Project 3:</text:h>
          </text:list-item>
        </text:list>
        <text:p text:style-name="P62"><text:span text:style-name="T53">Title:</text:span><text:span text:style-name="T13"> </text:span><text:span text:style-name="T54">Creative</text:span><text:span text:style-name="T9"> </text:span><text:span text:style-name="T54">Rabbit,</text:span><text:span text:style-name="T14"> </text:span><text:span text:style-name="T54">Backend</text:span><text:span text:style-name="T9"> </text:span><text:span text:style-name="T54">Developer</text:span> (Jan’22 to July’22)</text:p>
        <text:p text:style-name="P63"><text:span text:style-name="T51">Technologies</text:span><text:span text:style-name="T15"> </text:span><text:span text:style-name="T51">Used:</text:span><text:span text:style-name="T40"> </text:span>Python,<text:span text:style-name="T6"> </text:span>FastAPI,<text:span text:style-name="T12"> </text:span>Postgres,<text:span text:style-name="T12"> </text:span>Gitlab,<text:span text:style-name="T12"> </text:span>ReactJS.</text:p>
        <text:list xml:id="list105141129467933" text:continue-list="list105140792559306" text:style-name="WWNum1">
          <text:list-item>
            <text:p text:style-name="P23"><text:span text:style-name="T20">It's</text:span><text:span text:style-name="T21"> </text:span><text:span text:style-name="T20">a</text:span><text:span text:style-name="T29"> </text:span><text:span text:style-name="T20">simple</text:span><text:span text:style-name="T21"> </text:span><text:span text:style-name="T20">application</text:span><text:span text:style-name="T29"> </text:span><text:span text:style-name="T20">to</text:span><text:span text:style-name="T30"> </text:span><text:span text:style-name="T20">purchase</text:span><text:span text:style-name="T21"> </text:span><text:span text:style-name="T20">and</text:span><text:span text:style-name="T30"> </text:span><text:span text:style-name="T20">sale</text:span><text:span text:style-name="T23"> </text:span><text:span text:style-name="T20">of</text:span><text:span text:style-name="T21"> </text:span><text:span text:style-name="T20">domain.</text:span></text:p>
          </text:list-item>
          <text:list-item>
            <text:p text:style-name="P23"><text:span text:style-name="T20">Developed</text:span><text:span text:style-name="T29"> </text:span><text:span text:style-name="T20">Api's</text:span><text:span text:style-name="T29"> </text:span><text:span text:style-name="T20">using</text:span><text:span text:style-name="T34"> </text:span><text:span text:style-name="T20">FastAPI</text:span><text:span text:style-name="T29"> </text:span><text:span text:style-name="T20">to</text:span><text:span text:style-name="T29"> </text:span><text:span text:style-name="T20">evaluate</text:span><text:span text:style-name="T28"> </text:span><text:span text:style-name="T20">the</text:span><text:span text:style-name="T23"> </text:span><text:span text:style-name="T20">request</text:span><text:span text:style-name="T23"> </text:span><text:span text:style-name="T20">and</text:span><text:span text:style-name="T29"> </text:span><text:span text:style-name="T20">save</text:span><text:span text:style-name="T29"> </text:span><text:span text:style-name="T20">the</text:span><text:span text:style-name="T29"> </text:span><text:span text:style-name="T20">data</text:span><text:span text:style-name="T29"> </text:span><text:span text:style-name="T20">into</text:span><text:span text:style-name="T28"> </text:span><text:span text:style-name="T20">database.</text:span></text:p>
          </text:list-item>
          <text:list-item>
            <text:p text:style-name="P23"><text:span text:style-name="T20">Integrated</text:span><text:span text:style-name="T29"> </text:span><text:span text:style-name="T20">Third</text:span><text:span text:style-name="T29"> </text:span><text:span text:style-name="T20">Party</text:span><text:span text:style-name="T28"> </text:span><text:span text:style-name="T20">Domain</text:span><text:span text:style-name="T28"> </text:span><text:span text:style-name="T20">Api</text:span><text:span text:style-name="T29"> </text:span><text:span text:style-name="T20">such</text:span><text:span text:style-name="T28"> </text:span><text:span text:style-name="T20">as</text:span><text:span text:style-name="T29"> </text:span><text:span text:style-name="T20">DNS</text:span><text:span text:style-name="T29"> </text:span><text:span text:style-name="T20">sample</text:span><text:span text:style-name="T28"> </text:span><text:span text:style-name="T20">and</text:span><text:span text:style-name="T26"> </text:span><text:span text:style-name="T20">Go</text:span><text:span text:style-name="T29"> </text:span><text:span text:style-name="T20">daddy.</text:span></text:p>
          </text:list-item>
          <text:list-item>
            <text:p text:style-name="P23"><text:span text:style-name="T20">Faster</text:span><text:span text:style-name="T28"> </text:span><text:span text:style-name="T20">the</text:span><text:span text:style-name="T23"> </text:span><text:span text:style-name="T20">existing</text:span><text:span text:style-name="T23"> </text:span><text:span text:style-name="T20">Code</text:span><text:span text:style-name="T28"> </text:span><text:span text:style-name="T20">by</text:span><text:span text:style-name="T28"> </text:span><text:span text:style-name="T20">10x</text:span><text:span text:style-name="T23"> </text:span><text:span text:style-name="T20">by</text:span><text:span text:style-name="T23"> </text:span><text:span text:style-name="T20">using</text:span><text:span text:style-name="T28"> </text:span><text:span text:style-name="T20">asynchronous</text:span><text:span text:style-name="T28"> </text:span><text:span text:style-name="T20">programming.</text:span></text:p>
          </text:list-item>
          <text:list-item>
            <text:p text:style-name="P33"><text:span text:style-name="T20">Integrated</text:span><text:span text:style-name="T29"> </text:span><text:span text:style-name="T20">Stripe</text:span><text:span text:style-name="T23"> </text:span><text:span text:style-name="T20">Payment</text:span><text:span text:style-name="T28"> </text:span><text:span text:style-name="T20">gateway</text:span><text:span text:style-name="T28"> </text:span><text:span text:style-name="T20">to</text:span><text:span text:style-name="T28"> </text:span><text:span text:style-name="T20">handle</text:span><text:span text:style-name="T28"> </text:span><text:span text:style-name="T20">the</text:span><text:span text:style-name="T29"> </text:span><text:span text:style-name="T20">sale</text:span><text:span text:style-name="T28"> </text:span><text:span text:style-name="T20">and</text:span><text:span text:style-name="T23"> </text:span><text:span text:style-name="T20">purchase</text:span><text:span text:style-name="T29"> </text:span><text:span text:style-name="T20">transactions</text:span><text:span text:style-name="T28"> </text:span><text:span text:style-name="T20">of</text:span><text:span text:style-name="T28"> </text:span><text:span text:style-name="T20">domain.</text:span></text:p>
          </text:list-item>
        </text:list>
        <text:p text:style-name="P53"/>
        <text:h text:style-name="Heading_20_1" text:outline-level="1">ROLES<text:span text:style-name="T6"> </text:span>AND<text:span text:style-name="T12"> </text:span>RESPONSIBILITIES:</text:h>
        <text:list xml:id="list105140599095079" text:continue-list="list105140182851070" text:style-name="WWNum2">
          <text:list-item>
            <text:p text:style-name="P13"><text:span text:style-name="T20">Designing</text:span><text:span text:style-name="T29"> </text:span><text:span text:style-name="T20">and</text:span><text:span text:style-name="T21"> </text:span><text:span text:style-name="T20">implementing</text:span><text:span text:style-name="T21"> </text:span><text:span text:style-name="T20">database</text:span><text:span text:style-name="T30"> </text:span><text:span text:style-name="T20">schemas,</text:span><text:span text:style-name="T30"> </text:span><text:span text:style-name="T20">models,</text:span><text:span text:style-name="T30"> </text:span><text:span text:style-name="T20">and</text:span><text:span text:style-name="T26"> </text:span><text:span text:style-name="T20">queries</text:span><text:span text:style-name="T30"> </text:span><text:span text:style-name="T20">to</text:span><text:span text:style-name="T30"> </text:span><text:span text:style-name="T20">support</text:span><text:span text:style-name="T21"> </text:span><text:span text:style-name="T20">website</text:span><text:span text:style-name="T36"> </text:span><text:span text:style-name="T20">functionality.</text:span></text:p>
          </text:list-item>
          <text:list-item>
            <text:p text:style-name="P14"><text:span text:style-name="T20">Collaborating with front-end developers, designers, and other stakeholders to understand</text:span><text:span text:style-name="T33"> </text:span><text:span text:style-name="T20">requirements</text:span><text:span text:style-name="T28"> </text:span><text:span text:style-name="T20">and</text:span><text:span text:style-name="T30"> </text:span><text:span text:style-name="T20">ensure</text:span><text:span text:style-name="T29"> </text:span><text:span text:style-name="T20">seamless</text:span><text:span text:style-name="T29"> </text:span><text:span text:style-name="T20">integration</text:span><text:span text:style-name="T28"> </text:span><text:span text:style-name="T20">between</text:span><text:span text:style-name="T29"> </text:span><text:span text:style-name="T20">the</text:span><text:span text:style-name="T29"> </text:span><text:span text:style-name="T20">server-side</text:span><text:span text:style-name="T21"> </text:span><text:span text:style-name="T20">and</text:span><text:span text:style-name="T30"> </text:span><text:span text:style-name="T20">client-side</text:span><text:span text:style-name="T29"> </text:span><text:span text:style-name="T20">of</text:span><text:span text:style-name="T21"> </text:span><text:span text:style-name="T20">the</text:span><text:span text:style-name="T36"> </text:span><text:span text:style-name="T20">application.</text:span></text:p>
          </text:list-item>
          <text:list-item>
            <text:p text:style-name="P15"><text:span text:style-name="T20">Keeping</text:span><text:span text:style-name="T29"> </text:span><text:span text:style-name="T20">up-to-date</text:span><text:span text:style-name="T21"> </text:span><text:span text:style-name="T20">with</text:span><text:span text:style-name="T29"> </text:span><text:span text:style-name="T20">the</text:span><text:span text:style-name="T29"> </text:span><text:span text:style-name="T20">latest</text:span><text:span text:style-name="T21"> </text:span><text:span text:style-name="T20">trends</text:span><text:span text:style-name="T29"> </text:span><text:span text:style-name="T20">and</text:span><text:span text:style-name="T28"> </text:span><text:span text:style-name="T20">best</text:span><text:span text:style-name="T21"> </text:span><text:span text:style-name="T20">practices</text:span><text:span text:style-name="T21"> </text:span><text:span text:style-name="T20">in</text:span><text:span text:style-name="T29"> </text:span><text:span text:style-name="T20">web</text:span><text:span text:style-name="T21"> </text:span><text:span text:style-name="T20">development,</text:span><text:span text:style-name="T29"> </text:span><text:span text:style-name="T20">and</text:span><text:span text:style-name="T39"> </text:span><text:span text:style-name="T20">contributing</text:span><text:span text:style-name="T30"> </text:span><text:span text:style-name="T20">to</text:span></text:p>
          </text:list-item>
          <text:list-item>
            <text:p text:style-name="P39"><text:span text:style-name="T20">the</text:span><text:span text:style-name="T28"> </text:span><text:span text:style-name="T20">development</text:span><text:span text:style-name="T21"> </text:span><text:span text:style-name="T20">of</text:span><text:span text:style-name="T28"> </text:span><text:span text:style-name="T20">the</text:span><text:span text:style-name="T29"> </text:span><text:span text:style-name="T20">website’s</text:span><text:span text:style-name="T29"> </text:span><text:span text:style-name="T20">backend</text:span><text:span text:style-name="T28"> </text:span><text:span text:style-name="T20">architecture</text:span><text:span text:style-name="T29"> </text:span><text:span text:style-name="T20">and</text:span><text:span text:style-name="T30"> </text:span><text:span text:style-name="T20">technology</text:span><text:span text:style-name="T28"> </text:span><text:span text:style-name="T20">stack.</text:span></text:p>
          </text:list-item>
          <text:list-item>
            <text:p text:style-name="P19"><text:span text:style-name="T20">Debugging</text:span><text:span text:style-name="T28"> </text:span><text:span text:style-name="T20">and</text:span><text:span text:style-name="T30"> </text:span><text:span text:style-name="T20">resolving</text:span><text:span text:style-name="T29"> </text:span><text:span text:style-name="T20">server-side</text:span><text:span text:style-name="T21"> </text:span><text:span text:style-name="T20">issues</text:span><text:span text:style-name="T30"> </text:span><text:span text:style-name="T20">and</text:span><text:span text:style-name="T30"> </text:span><text:span text:style-name="T20">bugs.</text:span></text:p>
          </text:list-item>
          <text:list-item>
            <text:p text:style-name="P19"><text:span text:style-name="T20">Ensuring</text:span><text:span text:style-name="T37"> </text:span><text:span text:style-name="T20">the</text:span><text:span text:style-name="T34"> </text:span><text:span text:style-name="T20">scalability,</text:span><text:span text:style-name="T28"> </text:span><text:span text:style-name="T20">performance,</text:span><text:span text:style-name="T23"> </text:span><text:span text:style-name="T20">and</text:span><text:span text:style-name="T23"> </text:span><text:span text:style-name="T20">security</text:span><text:span text:style-name="T34"> </text:span><text:span text:style-name="T20">of</text:span><text:span text:style-name="T23"> </text:span><text:span text:style-name="T20">the</text:span><text:span text:style-name="T34"> </text:span><text:span text:style-name="T20">website’s</text:span><text:span text:style-name="T23"> </text:span><text:span text:style-name="T20">backend</text:span><text:span text:style-name="T28"> </text:span><text:span text:style-name="T20">infrastructure.</text:span></text:p>
          </text:list-item>
        </text:list>
        <text:p text:style-name="P54"/>
        <text:list xml:id="list105140608707679" text:continue-numbering="true" text:style-name="WWNum2">
          <text:list-item>
            <text:h text:style-name="P8" text:outline-level="1">Project<text:span text:style-name="T2"> </text:span>4:</text:h>
          </text:list-item>
        </text:list>
        <text:p text:style-name="P62"><text:span text:style-name="T53">Title:</text:span><text:span text:style-name="T8"> </text:span><text:span text:style-name="T54">Payroll</text:span><text:span text:style-name="T14"> </text:span><text:span text:style-name="T54">in</text:span><text:span text:style-name="T9"> </text:span><text:span text:style-name="T54">Accounts,</text:span><text:span text:style-name="T5"> </text:span><text:span text:style-name="T54">Backend</text:span><text:span text:style-name="T9"> </text:span><text:span text:style-name="T54">Developer</text:span> (Feb’21 to Jan’22)</text:p>
        <text:p text:style-name="P62"><text:span text:style-name="T51">Technologies</text:span><text:span text:style-name="T15"> </text:span><text:span text:style-name="T51">Used:</text:span><text:span text:style-name="T12"> </text:span>Python,<text:span text:style-name="T6"> </text:span>Postgres,<text:span text:style-name="T3"> </text:span>Gitlab,<text:span text:style-name="T12"> </text:span>Django<text:span text:style-name="T40"> </text:span>Rest<text:span text:style-name="T6"> </text:span>Framework,<text:span text:style-name="T69">DigitalOcean</text:span>.</text:p>
        <text:p text:style-name="P65"/>
        <text:list xml:id="list105141077472035" text:continue-numbering="true" text:style-name="WWNum2">
          <text:list-item>
            <text:p text:style-name="P16"><text:span text:style-name="T20">Payroll</text:span><text:span text:style-name="T24"> </text:span><text:span text:style-name="T20">System</text:span><text:span text:style-name="T25"> </text:span><text:span text:style-name="T20">is</text:span><text:span text:style-name="T37"> </text:span><text:span text:style-name="T20">to</text:span><text:span text:style-name="T25"> </text:span><text:span text:style-name="T20">manage</text:span><text:span text:style-name="T24"> </text:span><text:span text:style-name="T20">the</text:span><text:span text:style-name="T25"> </text:span><text:span text:style-name="T20">details</text:span><text:span text:style-name="T24"> </text:span><text:span text:style-name="T20">of</text:span><text:span text:style-name="T24"> </text:span><text:span text:style-name="T20">Salary,</text:span><text:span text:style-name="T25"> </text:span><text:span text:style-name="T20">Payments,Payroll,</text:span><text:span text:style-name="T25"> </text:span><text:span text:style-name="T20">Employee,</text:span><text:span text:style-name="T37"> </text:span><text:span text:style-name="T20">Working</text:span><text:span text:style-name="T22"> </text:span><text:span text:style-name="T20">Points.</text:span><text:span text:style-name="T36"> </text:span><text:span text:style-name="T20">It</text:span><text:span text:style-name="T21"> </text:span><text:span text:style-name="T20">manages</text:span><text:span text:style-name="T30"> </text:span><text:span text:style-name="T20">all</text:span><text:span text:style-name="T30"> </text:span><text:span text:style-name="T20">the</text:span><text:span text:style-name="T30"> </text:span><text:span text:style-name="T20">information</text:span><text:span text:style-name="T26"> </text:span><text:span text:style-name="T20">about</text:span><text:span text:style-name="T21"> </text:span><text:span text:style-name="T20">Salary,</text:span><text:span text:style-name="T26"> </text:span><text:soft-page-break/><text:span text:style-name="T20">Appraisals,</text:span><text:span text:style-name="T27"> </text:span><text:span text:style-name="T20">Working</text:span><text:span text:style-name="T21"> </text:span><text:span text:style-name="T20">Points,</text:span><text:span text:style-name="T26"> </text:span><text:span text:style-name="T20">Salary.</text:span></text:p>
          </text:list-item>
        </text:list>
        <text:list xml:id="list105140670748545" text:continue-list="list105141129467933" text:style-name="WWNum1">
          <text:list-item>
            <text:p text:style-name="P34"><text:span text:style-name="T20">It</text:span><text:span text:style-name="T29"> </text:span><text:span text:style-name="T20">has</text:span><text:span text:style-name="T21"> </text:span><text:span text:style-name="T20">to</text:span><text:span text:style-name="T21"> </text:span><text:span text:style-name="T20">store</text:span><text:span text:style-name="T21"> </text:span><text:span text:style-name="T20">all</text:span><text:span text:style-name="T21"> </text:span><text:span text:style-name="T20">the</text:span><text:span text:style-name="T29"> </text:span><text:span text:style-name="T20">records</text:span><text:span text:style-name="T21"> </text:span><text:span text:style-name="T20">of</text:span><text:span text:style-name="T29"> </text:span><text:span text:style-name="T20">all</text:span><text:span text:style-name="T21"> </text:span><text:span text:style-name="T20">employees</text:span><text:span text:style-name="T23"> </text:span><text:span text:style-name="T20">within</text:span><text:span text:style-name="T21"> </text:span><text:span text:style-name="T20">the</text:span><text:span text:style-name="T21"> </text:span><text:span text:style-name="T20">organization</text:span><text:span text:style-name="T30"> </text:span><text:span text:style-name="T20">to</text:span><text:span text:style-name="T21"> </text:span><text:span text:style-name="T20">assign</text:span><text:span text:style-name="T29"> </text:span><text:span text:style-name="T20">work</text:span><text:span text:style-name="T28"> </text:span><text:span text:style-name="T20">to</text:span><text:span text:style-name="T30"> </text:span><text:span text:style-name="T20">person</text:span><text:span text:style-name="T36"> </text:span><text:span text:style-name="T20">and</text:span><text:span text:style-name="T27"> </text:span><text:span text:style-name="T20">right salary</text:span><text:span text:style-name="T26"> </text:span><text:span text:style-name="T20">and perks to</text:span><text:span text:style-name="T27"> </text:span><text:span text:style-name="T20">their</text:span><text:span text:style-name="T27"> </text:span><text:span text:style-name="T20">eligible</text:span><text:span text:style-name="T27"> </text:span><text:span text:style-name="T20">employees.</text:span></text:p>
          </text:list-item>
          <text:list-item>
            <text:p text:style-name="P35"><text:span text:style-name="T20">It</text:span><text:span text:style-name="T37"> </text:span><text:span text:style-name="T20">can</text:span><text:span text:style-name="T34"> </text:span><text:span text:style-name="T20">also</text:span><text:span text:style-name="T37"> </text:span><text:span text:style-name="T20">manage</text:span><text:span text:style-name="T34"> </text:span><text:span text:style-name="T20">employee</text:span><text:span text:style-name="T34"> </text:span><text:span text:style-name="T20">information</text:span><text:span text:style-name="T23"> </text:span><text:span text:style-name="T20">efficiently,</text:span><text:span text:style-name="T25"> </text:span><text:span text:style-name="T20">define</text:span><text:span text:style-name="T23"> </text:span><text:span text:style-name="T20">the</text:span><text:span text:style-name="T37"> </text:span><text:span text:style-name="T20">emoluments,</text:span><text:span text:style-name="T23"> </text:span><text:span text:style-name="T20">deductions,</text:span><text:span text:style-name="T34"> </text:span><text:span text:style-name="T20">leave,</text:span><text:span text:style-name="T39"> </text:span><text:span text:style-name="T20">tax etc, generated pay-slip, generate and manage the payroll processes according to salary</text:span><text:span text:style-name="T33"> </text:span><text:span text:style-name="T20">structure</text:span><text:span text:style-name="T27"> </text:span><text:span text:style-name="T20">assigned</text:span><text:span text:style-name="T33"> </text:span><text:span text:style-name="T20">to the employees</text:span><text:span text:style-name="T27"> </text:span><text:span text:style-name="T20">etc.</text:span></text:p>
          </text:list-item>
        </text:list>
        <text:p text:style-name="P57"/>
        <text:h text:style-name="P9" text:outline-level="1">ROLES<text:span text:style-name="T6"> </text:span>AND<text:span text:style-name="T12"> </text:span>RESPONSIBILITIES:</text:h>
        <text:list xml:id="list105139072645257" text:continue-numbering="true" text:style-name="WWNum1">
          <text:list-item>
            <text:list>
              <text:list-item>
                <text:p text:style-name="P25"><text:span text:style-name="T20">Develop</text:span><text:span text:style-name="T37"> </text:span><text:span text:style-name="T20">back-end</text:span><text:span text:style-name="T37"> </text:span><text:span text:style-name="T20">components</text:span><text:span text:style-name="T37"> </text:span><text:span text:style-name="T20">to</text:span><text:span text:style-name="T34"> </text:span><text:span text:style-name="T20">improve</text:span><text:span text:style-name="T37"> </text:span><text:span text:style-name="T20">responsiveness</text:span><text:span text:style-name="T37"> </text:span><text:span text:style-name="T20">and</text:span><text:span text:style-name="T23"> </text:span><text:span text:style-name="T20">overall</text:span><text:span text:style-name="T25"> </text:span><text:span text:style-name="T20">performance.</text:span></text:p>
              </text:list-item>
              <text:list-item>
                <text:p text:style-name="P25"><text:span text:style-name="T20">Integrate</text:span><text:span text:style-name="T23"> </text:span><text:span text:style-name="T20">user-facing</text:span><text:span text:style-name="T28"> </text:span><text:span text:style-name="T20">elements</text:span><text:span text:style-name="T34"> </text:span><text:span text:style-name="T20">into</text:span><text:span text:style-name="T28"> </text:span><text:span text:style-name="T20">applications.</text:span></text:p>
              </text:list-item>
              <text:list-item>
                <text:p text:style-name="P40"><text:span text:style-name="T20">Test</text:span><text:span text:style-name="T37"> </text:span><text:span text:style-name="T20">and</text:span><text:span text:style-name="T34"> </text:span><text:span text:style-name="T20">debug</text:span><text:span text:style-name="T25"> </text:span><text:span text:style-name="T20">programs.</text:span></text:p>
              </text:list-item>
              <text:list-item>
                <text:p text:style-name="P25"><text:span text:style-name="T20">Improve</text:span><text:span text:style-name="T28"> </text:span><text:span text:style-name="T20">functionality</text:span><text:span text:style-name="T23"> </text:span><text:span text:style-name="T20">of</text:span><text:span text:style-name="T23"> </text:span><text:span text:style-name="T20">existing</text:span><text:span text:style-name="T34"> </text:span><text:span text:style-name="T20">systems.</text:span></text:p>
              </text:list-item>
              <text:list-item>
                <text:p text:style-name="P41"><text:span text:style-name="T20">Coordinate</text:span><text:span text:style-name="T28"> </text:span><text:span text:style-name="T20">with</text:span><text:span text:style-name="T28"> </text:span><text:span text:style-name="T20">internal</text:span><text:span text:style-name="T28"> </text:span><text:span text:style-name="T20">teams</text:span><text:span text:style-name="T28"> </text:span><text:span text:style-name="T20">to</text:span><text:span text:style-name="T29"> </text:span><text:span text:style-name="T20">understand</text:span><text:span text:style-name="T29"> </text:span><text:span text:style-name="T20">user</text:span><text:span text:style-name="T23"> </text:span><text:span text:style-name="T20">requirements</text:span><text:span text:style-name="T23"> </text:span><text:span text:style-name="T20">and</text:span><text:span text:style-name="T28"> </text:span><text:span text:style-name="T20">provide</text:span><text:span text:style-name="T29"> </text:span><text:span text:style-name="T20">technical</text:span><text:span text:style-name="T39"> </text:span><text:span text:style-name="T20">solutions.</text:span></text:p>
              </text:list-item>
              <text:list-item>
                <text:p text:style-name="P26"><text:span text:style-name="T20">Creates</text:span><text:span text:style-name="T21"> </text:span><text:span text:style-name="T20">customized</text:span><text:span text:style-name="T26"> </text:span><text:span text:style-name="T20">applications</text:span><text:span text:style-name="T30"> </text:span><text:span text:style-name="T20">for</text:span><text:span text:style-name="T28"> </text:span><text:span text:style-name="T20">smaller</text:span><text:span text:style-name="T21"> </text:span><text:span text:style-name="T20">tasks</text:span><text:span text:style-name="T30"> </text:span><text:span text:style-name="T20">to</text:span><text:span text:style-name="T30"> </text:span><text:span text:style-name="T20">enhance</text:span><text:span text:style-name="T29"> </text:span><text:span text:style-name="T20">website</text:span><text:span text:style-name="T30"> </text:span><text:span text:style-name="T20">capability</text:span><text:span text:style-name="T21"> </text:span><text:span text:style-name="T20">based</text:span><text:span text:style-name="T30"> </text:span><text:span text:style-name="T20">on</text:span></text:p>
              </text:list-item>
            </text:list>
          </text:list-item>
        </text:list>
        <text:p text:style-name="P61">business<text:span text:style-name="T1"> </text:span>needs.</text:p>
        <text:list xml:id="list105139046816933" text:continue-numbering="true" text:style-name="WWNum1">
          <text:list-item>
            <text:list>
              <text:list-item>
                <text:p text:style-name="P42"><text:span text:style-name="T20">Builds</text:span><text:span text:style-name="T21"> </text:span><text:span text:style-name="T20">table</text:span><text:span text:style-name="T29"> </text:span><text:span text:style-name="T20">frames</text:span><text:span text:style-name="T21"> </text:span><text:span text:style-name="T20">and</text:span><text:span text:style-name="T30"> </text:span><text:span text:style-name="T20">forms</text:span><text:span text:style-name="T21"> </text:span><text:span text:style-name="T20">and</text:span><text:span text:style-name="T30"> </text:span><text:span text:style-name="T20">writes</text:span><text:span text:style-name="T30"> </text:span><text:span text:style-name="T20">script</text:span><text:span text:style-name="T29"> </text:span><text:span text:style-name="T20">within</text:span><text:span text:style-name="T30"> </text:span><text:span text:style-name="T20">the</text:span><text:span text:style-name="T29"> </text:span><text:span text:style-name="T20">browser</text:span><text:span text:style-name="T21"> </text:span><text:span text:style-name="T20">to</text:span><text:span text:style-name="T30"> </text:span><text:span text:style-name="T20">enhance</text:span><text:span text:style-name="T29"> </text:span><text:span text:style-name="T20">site</text:span><text:span text:style-name="T39"> </text:span><text:span text:style-name="T20">functionality.</text:span></text:p>
              </text:list-item>
              <text:list-item>
                <text:p text:style-name="P26"><text:span text:style-name="T20">Ensures</text:span><text:span text:style-name="T29"> </text:span><text:span text:style-name="T20">web</text:span><text:span text:style-name="T29"> </text:span><text:span text:style-name="T20">pages</text:span><text:span text:style-name="T28"> </text:span><text:span text:style-name="T20">are</text:span><text:span text:style-name="T21"> </text:span><text:span text:style-name="T20">functional</text:span><text:span text:style-name="T29"> </text:span><text:span text:style-name="T20">across</text:span><text:span text:style-name="T29"> </text:span><text:span text:style-name="T20">different</text:span><text:span text:style-name="T29"> </text:span><text:span text:style-name="T20">browser</text:span><text:span text:style-name="T29"> </text:span><text:span text:style-name="T20">types;</text:span><text:span text:style-name="T29"> </text:span><text:span text:style-name="T20">conducts</text:span><text:span text:style-name="T29"> </text:span><text:span text:style-name="T20">tests</text:span><text:span text:style-name="T29"> </text:span><text:span text:style-name="T20">to</text:span><text:span text:style-name="T29"> </text:span><text:span text:style-name="T20">verify</text:span><text:span text:style-name="T29"> </text:span><text:span text:style-name="T20">user</text:span></text:p>
              </text:list-item>
            </text:list>
          </text:list-item>
        </text:list>
        <text:p text:style-name="P61">functionality.</text:p>
        <text:p text:style-name="P52"/>
        <text:list xml:id="list105139721518558" text:continue-list="list105141077472035" text:style-name="WWNum2">
          <text:list-item>
            <text:h text:style-name="P4" text:outline-level="1">Project<text:span text:style-name="T41"> </text:span>5:</text:h>
          </text:list-item>
        </text:list>
        <text:p text:style-name="P66"><text:span text:style-name="T53">Title:</text:span><text:span text:style-name="T4"> </text:span><text:span text:style-name="T54">Online</text:span><text:span text:style-name="T11"> </text:span><text:span text:style-name="T54">Learning</text:span><text:span text:style-name="T9"> </text:span><text:span text:style-name="T54">Platform,</text:span><text:span text:style-name="T5"> </text:span><text:span text:style-name="T54">Backend</text:span><text:span text:style-name="T5"> </text:span><text:span text:style-name="T54">Developer</text:span> (June’20 to Feb’21)</text:p>
        <text:p text:style-name="P68"><text:span text:style-name="T51">Technologies Used: </text:span>Python, Postgres, Gitlab, Django, HTML, CSS,<text:span text:style-name="T17"> <text:s/></text:span>Javascript,<text:span text:style-name="T69">DigitalOean</text:span></text:p>
        <text:p text:style-name="P69"><text:s/>An e-learning platform is a website or application that provides online educational<text:span text:style-name="T17"> </text:span>courses,<text:span text:style-name="T10"> </text:span>materials,<text:span text:style-name="T2"> </text:span>and<text:span text:style-name="T3"> </text:span>resources<text:span text:style-name="T3"> </text:span>to<text:span text:style-name="T10"> </text:span>students.<text:span text:style-name="T10"> </text:span>As<text:span text:style-name="T10"> </text:span>a<text:span text:style-name="T3"> </text:span>Django<text:span text:style-name="T10"> </text:span>developer,<text:span text:style-name="T10"> </text:span>your<text:span text:style-name="T3"> </text:span>role<text:span text:style-name="T10"> </text:span>in<text:span text:style-name="T10"> </text:span>developing<text:span text:style-name="T3"> </text:span>an<text:span text:style-name="T16"> </text:span>e-learning platform would involve creating a robust, user-friendly web application that allows<text:span text:style-name="T17"> </text:span>students<text:span text:style-name="T19"> </text:span>to access<text:span text:style-name="T18"> </text:span>and<text:span text:style-name="T17"> </text:span>complete<text:span text:style-name="T18"> </text:span>courses online.</text:p>
        <text:p text:style-name="P53"/>
        <text:h text:style-name="Heading_20_1" text:outline-level="1">ROLES<text:span text:style-name="T6"> </text:span>AND<text:span text:style-name="T12"> </text:span>RESPONSIBILITIES:</text:h>
        <text:p text:style-name="P67">Designed<text:span text:style-name="T1"> </text:span>and<text:span text:style-name="T2"> </text:span>developed<text:span text:style-name="T1"> </text:span>a<text:span text:style-name="T10"> </text:span>full-stack<text:span text:style-name="T10"> </text:span>e-learning<text:span text:style-name="T1"> </text:span>platform<text:span text:style-name="T2"> </text:span>using<text:span text:style-name="T3"> </text:span>Django<text:span text:style-name="T2"> </text:span>and<text:span text:style-name="T2"> </text:span>Python,<text:span text:style-name="T19"> </text:span>including<text:span text:style-name="T16"> </text:span>front-end<text:span text:style-name="T18"> </text:span>interfaces<text:span text:style-name="T18"> </text:span>and<text:span text:style-name="T18"> </text:span>back-end data<text:span text:style-name="T18"> </text:span>models.</text:p>
        <text:list xml:id="list105140344377469" text:continue-numbering="true" text:style-name="WWNum2">
          <text:list-item>
            <text:list>
              <text:list-item>
                <text:p text:style-name="P27"><text:span text:style-name="T20">Worked</text:span><text:span text:style-name="T28"> </text:span><text:span text:style-name="T20">closely</text:span><text:span text:style-name="T29"> </text:span><text:span text:style-name="T20">with</text:span><text:span text:style-name="T29"> </text:span><text:span text:style-name="T20">stakeholders,</text:span><text:span text:style-name="T29"> </text:span><text:span text:style-name="T20">including</text:span><text:span text:style-name="T25"> </text:span><text:span text:style-name="T20">teachers</text:span><text:span text:style-name="T28"> </text:span><text:span text:style-name="T20">and</text:span><text:span text:style-name="T29"> </text:span><text:span text:style-name="T20">administrators,</text:span><text:span text:style-name="T28"> </text:span><text:span text:style-name="T20">to</text:span><text:span text:style-name="T28"> </text:span><text:span text:style-name="T20">understand</text:span><text:span text:style-name="T28"> </text:span><text:span text:style-name="T20">their</text:span></text:p>
              </text:list-item>
            </text:list>
          </text:list-item>
        </text:list>
        <text:p text:style-name="P61">needs<text:span text:style-name="T3"> </text:span>and<text:span text:style-name="T2"> </text:span>requirements,<text:span text:style-name="T3"> </text:span>and<text:span text:style-name="T6"> </text:span>iteratively<text:span text:style-name="T3"> </text:span>developed<text:span text:style-name="T10"> </text:span>the<text:span text:style-name="T12"> </text:span>platform<text:span text:style-name="T3"> </text:span>to<text:span text:style-name="T3"> </text:span>meet<text:span text:style-name="T3"> </text:span>those<text:span text:style-name="T10"> </text:span>needs.</text:p>
        <text:list xml:id="list105139960689893" text:continue-numbering="true" text:style-name="WWNum2">
          <text:list-item>
            <text:list>
              <text:list-item>
                <text:p text:style-name="P43"><text:span text:style-name="T20">Implemented</text:span><text:span text:style-name="T21"> </text:span><text:span text:style-name="T20">features</text:span><text:span text:style-name="T21"> </text:span><text:span text:style-name="T20">such</text:span><text:span text:style-name="T21"> </text:span><text:span text:style-name="T20">as</text:span><text:span text:style-name="T29"> </text:span><text:span text:style-name="T20">course</text:span><text:span text:style-name="T21"> </text:span><text:span text:style-name="T20">creation</text:span><text:span text:style-name="T21"> </text:span><text:span text:style-name="T20">and</text:span><text:span text:style-name="T21"> </text:span><text:span text:style-name="T20">management,</text:span><text:span text:style-name="T30"> </text:span><text:span text:style-name="T20">user</text:span><text:span text:style-name="T28"> </text:span><text:span text:style-name="T20">authentication</text:span><text:span text:style-name="T21"> </text:span><text:span text:style-name="T20">and</text:span><text:span text:style-name="T36"> </text:span><text:span text:style-name="T20">authorization, course</text:span><text:span text:style-name="T27"> </text:span><text:span text:style-name="T20">materials</text:span><text:span text:style-name="T27"> </text:span><text:span text:style-name="T20">distribution, and progress</text:span><text:span text:style-name="T27"> </text:span><text:span text:style-name="T20">tracking.</text:span></text:p>
              </text:list-item>
              <text:list-item>
                <text:p text:style-name="P44"><text:span text:style-name="T20">Developed</text:span><text:span text:style-name="T21"> </text:span><text:span text:style-name="T20">automated</text:span><text:span text:style-name="T21"> </text:span><text:span text:style-name="T20">tests</text:span><text:span text:style-name="T21"> </text:span><text:span text:style-name="T20">to</text:span><text:span text:style-name="T21"> </text:span><text:span text:style-name="T20">ensure</text:span><text:span text:style-name="T29"> </text:span><text:span text:style-name="T20">high</text:span><text:span text:style-name="T21"> </text:span><text:span text:style-name="T20">quality</text:span><text:span text:style-name="T28"> </text:span><text:span text:style-name="T20">and</text:span><text:span text:style-name="T30"> </text:span><text:span text:style-name="T20">reliable</text:span><text:span text:style-name="T28"> </text:span><text:span text:style-name="T20">functionality</text:span><text:span text:style-name="T29"> </text:span><text:span text:style-name="T20">of</text:span><text:span text:style-name="T28"> </text:span><text:span text:style-name="T20">the</text:span><text:span text:style-name="T28"> </text:span><text:span text:style-name="T20">e-learning</text:span><text:span text:style-name="T39"> </text:span><text:span text:style-name="T20">platform.</text:span></text:p>
              </text:list-item>
              <text:list-item>
                <text:p text:style-name="P45"><text:span text:style-name="T20">Utilized</text:span><text:span text:style-name="T21"> </text:span><text:span text:style-name="T20">Django's</text:span><text:span text:style-name="T29"> </text:span><text:span text:style-name="T20">built-in</text:span><text:span text:style-name="T29"> </text:span><text:span text:style-name="T20">security</text:span><text:span text:style-name="T28"> </text:span><text:span text:style-name="T20">features</text:span><text:span text:style-name="T21"> </text:span><text:span text:style-name="T20">to</text:span><text:span text:style-name="T29"> </text:span><text:span text:style-name="T20">protect</text:span><text:span text:style-name="T29"> </text:span><text:span text:style-name="T20">sensitive</text:span><text:span text:style-name="T29"> </text:span><text:span text:style-name="T20">user</text:span><text:span text:style-name="T29"> </text:span><text:span text:style-name="T20">data</text:span><text:span text:style-name="T28"> </text:span><text:span text:style-name="T20">and</text:span><text:span text:style-name="T28"> </text:span><text:span text:style-name="T20">ensure</text:span><text:span text:style-name="T29"> </text:span><text:span text:style-name="T20">a</text:span><text:span text:style-name="T29"> </text:span><text:span text:style-name="T20">secure</text:span><text:span text:style-name="T36"> </text:span><text:span text:style-name="T20">online</text:span><text:span text:style-name="T27"> </text:span><text:span text:style-name="T20">learning</text:span><text:span text:style-name="T26"> </text:span><text:span text:style-name="T20">environment.</text:span></text:p>
              </text:list-item>
              <text:list-item>
                <text:p text:style-name="P27"><text:span text:style-name="T20">Improved</text:span><text:span text:style-name="T29"> </text:span><text:span text:style-name="T20">platform</text:span><text:span text:style-name="T28"> </text:span><text:span text:style-name="T20">scalability</text:span><text:span text:style-name="T23"> </text:span><text:span text:style-name="T20">and</text:span><text:span text:style-name="T23"> </text:span><text:span text:style-name="T20">performance,</text:span><text:span text:style-name="T29"> </text:span><text:span text:style-name="T20">allowing</text:span><text:span text:style-name="T23"> </text:span><text:span text:style-name="T20">it</text:span><text:span text:style-name="T28"> </text:span><text:span text:style-name="T20">to</text:span><text:span text:style-name="T29"> </text:span><text:span text:style-name="T20">handle</text:span><text:span text:style-name="T23"> </text:span><text:span text:style-name="T20">increased</text:span><text:span text:style-name="T29"> </text:span><text:span text:style-name="T20">traffic</text:span><text:span text:style-name="T29"> </text:span><text:span text:style-name="T20">and</text:span></text:p>
              </text:list-item>
            </text:list>
          </text:list-item>
        </text:list>
        <text:p text:style-name="P61">user<text:span text:style-name="T10"> </text:span>load.</text:p>
        <text:p text:style-name="P56"/>
        <text:p text:style-name="Text_20_body"><text:span text:style-name="T59">DECLARATION:</text:span><text:span text:style-name="T60"> </text:span><text:span text:style-name="T59">I</text:span><text:span text:style-name="T60"> </text:span><text:span text:style-name="T59">do</text:span><text:span text:style-name="T61"> </text:span><text:span text:style-name="T59">here</text:span><text:span text:style-name="T61"> </text:span><text:span text:style-name="T59">by</text:span><text:span text:style-name="T62"> </text:span><text:span text:style-name="T59">declare</text:span><text:span text:style-name="T60"> </text:span><text:span text:style-name="T59">that</text:span><text:span text:style-name="T61"> </text:span><text:span text:style-name="T59">the</text:span><text:span text:style-name="T62"> </text:span><text:span text:style-name="T59">details</text:span><text:span text:style-name="T62"> </text:span><text:span text:style-name="T59">provided</text:span><text:span text:style-name="T62"> </text:span><text:span text:style-name="T59">above</text:span><text:span text:style-name="T61"> </text:span><text:span text:style-name="T59">are</text:span><text:span text:style-name="T60"> </text:span><text:span text:style-name="T59">true</text:span><text:span text:style-name="T61"> </text:span><text:span text:style-name="T59">to</text:span><text:span text:style-name="T61"> </text:span><text:span text:style-name="T59">the</text:span><text:span text:style-name="T62"> </text:span><text:span text:style-name="T59">best</text:span><text:span text:style-name="T61"> </text:span><text:span text:style-name="T59">of</text:span><text:span text:style-name="T62"> </text:span><text:span text:style-name="T59">my</text:span><text:span text:style-name="T63"> </text:span><text:span text:style-name="T59">knowledge</text:span><text:span text:style-name="T64"> </text:span><text:span text:style-name="T59">and</text:span><text:span text:style-name="T65"> </text:span><text:span text:style-name="T59">ability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mbria1" fo:font-family="Cambria" style:font-family-generic="roman" style:font-pitch="variable" fo:font-size="11pt" fo:language="en" fo:country="US" style:letter-kerning="false" style:font-name-asian="Cambria2" style:font-family-asian="Cambria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92cm" fo:margin-right="0cm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92cm" fo:margin-right="0cm" fo:line-height="0.496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class="chapter">
      <style:paragraph-properties fo:margin-left="7.186cm" fo:margin-right="7.093cm" fo:margin-top="0.025cm" fo:margin-bottom="0cm" style:contextual-spacing="false" fo:text-align="center" style:justify-single-word="false" fo:text-indent="0cm" style:auto-text-indent="false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192cm" fo:margin-right="0cm" fo:text-indent="-0.28cm" style:auto-text-indent="fals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font-size="12pt" fo:language="en" fo:country="US" style:font-size-asian="12pt" style:language-asian="en" style:country-asian="US" style:font-name-complex="Cambria2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size-asian="12pt" style:language-asian="en" style:country-asian="US" style:font-name-complex="Cambria2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fo:font-size="12pt" fo:language="en" fo:country="US" style:font-size-asian="12pt" style:language-asian="en" style:country-asian="US" style:font-name-complex="Cambria2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font-size="12pt" fo:language="en" fo:country="US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8" style:display-name="ListLabel 28" style:family="text">
      <style:text-properties fo:color="#343541" loext:opacity="100%" fo:font-size="12pt" fo:language="en" fo:country="US" fo:font-weight="bold" style:font-size-asian="12pt" style:language-asian="en" style:country-asian="US" style:font-weight-asian="bold" style:font-name-complex="Cambria2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9" style:display-name="ListLabel 29" style:family="text"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0" style:display-name="ListLabel 3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7" style:display-name="ListLabel 37" style:family="text">
      <style:text-properties fo:font-size="12pt" fo:language="en" fo:country="US" style:font-size-asian="12pt" style:language-asian="en" style:country-asian="US" style:font-name-complex="Cambria2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◦" style:num-suffix="◦" text:bullet-char="◦">
        <style:list-level-properties text:list-level-position-and-space-mode="label-alignment">
          <style:list-level-label-alignment text:label-followed-by="listtab" fo:text-indent="-0.247cm" fo:margin-left="0.192cm"/>
        </style:list-level-properties>
        <style:text-properties fo:font-family="'Times New Roman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8cm" fo:margin-left="0.192cm"/>
        </style:list-level-properties>
        <style:text-properties fo:font-family="Cambria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3.699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5.459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7.221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8.983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10.74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12.506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14.26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0.192cm"/>
        </style:list-level-properties>
        <style:text-properties style:font-name="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8cm" fo:margin-left="0.192cm"/>
        </style:list-level-properties>
        <style:text-properties fo:font-family="Cambria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3.699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5.459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7.221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8.983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10.74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12.506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14.26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467cm" fo:margin-left="0.192cm"/>
        </style:list-level-properties>
        <style:text-properties fo:font-family="Cambria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64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93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05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18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29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41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354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4.166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8cm" fo:margin-left="0.564cm"/>
        </style:list-level-properties>
        <style:text-properties fo:font-family="Cambria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247cm" fo:margin-left="0.811cm"/>
        </style:list-level-properties>
        <style:text-properties fo:font-family="'Times New Roman'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47cm" fo:margin-left="2.697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47cm" fo:margin-left="4.584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247cm" fo:margin-left="6.47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47cm" fo:margin-left="8.357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47cm" fo:margin-left="10.245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247cm" fo:margin-left="12.13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47cm" fo:margin-left="14.01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8cm" fo:margin-left="0.473cm"/>
        </style:list-level-properties>
        <style:text-properties fo:font-family="Cambria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2.19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3.925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5.657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7.391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9.125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10.857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12.591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28cm" fo:margin-left="14.32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4cm" fo:margin-bottom="0.494cm" fo:margin-left="1.305cm" fo:margin-right="1.905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1:07:00</meta:creation-date>
    <dc:language>en-IN</dc:language>
    <dc:date>2023-07-04T10:51:38.811910029</dc:date>
    <meta:editing-cycles>12</meta:editing-cycles>
    <meta:editing-duration>PT31M5S</meta:editing-duration>
    <meta:generator>LibreOffice/7.3.7.2$Linux_X86_64 LibreOffice_project/30$Build-2</meta:generator>
    <meta:document-statistic meta:table-count="0" meta:image-count="0" meta:object-count="0" meta:page-count="3" meta:paragraph-count="89" meta:word-count="919" meta:character-count="6569" meta:non-whitespace-character-count="5710"/>
    <meta:user-defined meta:name="AppVersion">15.0000</meta:user-defined>
    <meta:user-defined meta:name="Created" meta:value-type="date">2023-04-20T00:00:00</meta:user-defined>
    <meta:user-defined meta:name="Creator">Microsoft® Word for Microsoft 365</meta:user-defined>
    <meta:user-defined meta:name="LastSaved" meta:value-type="date">2023-05-05T00:00:00</meta:user-defined>
    <meta:template xlink:type="simple" xlink:actuate="onRequest" xlink:title="Normal" xlink:href=""/>
  </office:meta>
</office:document-meta>
</file>